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Times New Roman" svg:font-family="'Times New Roman'" style:font-adornments="Regular"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Heading_20_1">
      <style:paragraph-properties fo:hyphenation-ladder-count="no-limit" fo:break-before="page"/>
      <style:text-properties fo:hyphenate="false" fo:hyphenation-remain-char-count="2" fo:hyphenation-push-char-count="2"/>
    </style:style>
    <style:style style:name="P2" style:family="paragraph" style:parent-style-name="Heading_20_1" style:list-style-name="">
      <style:paragraph-properties fo:line-height="150%" fo:orphans="2" fo:widows="2" fo:hyphenation-ladder-count="no-limit"/>
      <style:text-properties fo:hyphenate="false" fo:hyphenation-remain-char-count="2" fo:hyphenation-push-char-count="2"/>
    </style:style>
    <style:style style:name="P3" style:family="paragraph" style:parent-style-name="Standard">
      <style:paragraph-properties fo:line-height="150%" fo:hyphenation-ladder-count="no-limit"/>
      <style:text-properties officeooo:paragraph-rsid="00077da5" fo:hyphenate="false" fo:hyphenation-remain-char-count="2" fo:hyphenation-push-char-count="2"/>
    </style:style>
    <style:style style:name="P4" style:family="paragraph" style:parent-style-name="Standard">
      <style:paragraph-properties fo:line-height="150%" fo:hyphenation-ladder-count="no-limit"/>
      <style:text-properties officeooo:rsid="00079e6f" officeooo:paragraph-rsid="00079e6f" fo:hyphenate="false" fo:hyphenation-remain-char-count="2" fo:hyphenation-push-char-count="2"/>
    </style:style>
    <style:style style:name="P5" style:family="paragraph" style:parent-style-name="Standard">
      <style:paragraph-properties fo:text-align="justify" style:justify-single-word="false" fo:hyphenation-ladder-count="no-limit"/>
      <style:text-properties officeooo:paragraph-rsid="00103fc7" fo:hyphenate="false" fo:hyphenation-remain-char-count="2" fo:hyphenation-push-char-count="2"/>
    </style:style>
    <style:style style:name="P6" style:family="paragraph" style:parent-style-name="Standard">
      <style:paragraph-properties fo:margin-left="0in" fo:margin-right="0in" fo:margin-top="0in" fo:margin-bottom="0.139in" loext:contextual-spacing="false" fo:line-height="150%" fo:text-align="justify" style:justify-single-word="false" fo:hyphenation-ladder-count="no-limit" fo:text-indent="0in" style:auto-text-indent="false"/>
      <style:text-properties fo:hyphenate="false" fo:hyphenation-remain-char-count="2" fo:hyphenation-push-char-count="2"/>
    </style:style>
    <style:style style:name="P7" style:family="paragraph" style:parent-style-name="Standard">
      <style:paragraph-properties fo:margin-left="0in" fo:margin-right="0in" fo:margin-top="0in" fo:margin-bottom="0.139in" loext:contextual-spacing="false" fo:line-height="150%" fo:text-align="justify" style:justify-single-word="false" fo:hyphenation-ladder-count="no-limit" fo:text-indent="0in" style:auto-text-indent="false"/>
      <style:text-properties officeooo:rsid="00077da5" officeooo:paragraph-rsid="00077da5" fo:hyphenate="false" fo:hyphenation-remain-char-count="2" fo:hyphenation-push-char-count="2"/>
    </style:style>
    <style:style style:name="P8" style:family="paragraph" style:parent-style-name="Title" style:master-page-name="">
      <style:paragraph-properties fo:text-align="start" style:justify-single-word="false" fo:hyphenation-ladder-count="no-limit" style:page-number="auto"/>
      <style:text-properties style:font-name="Times New Roman1" fo:font-size="20pt" style:font-size-asian="20pt" style:font-size-complex="20pt" fo:hyphenate="false" fo:hyphenation-remain-char-count="2" fo:hyphenation-push-char-count="2"/>
    </style:style>
    <style:style style:name="T1" style:family="text">
      <style:text-properties officeooo:rsid="00077da5"/>
    </style:style>
    <style:style style:name="T2" style:family="text">
      <style:text-properties fo:font-weight="bold" officeooo:rsid="00077da5" style:font-weight-asian="bold" style:font-weight-complex="bold"/>
    </style:style>
    <style:style style:name="T3" style:family="text">
      <style:text-properties style:font-name="Times New Roman3" fo:font-size="12pt" fo:language="de" fo:country="DE" style:letter-kerning="false" fo:background-color="transparent" loext:char-shading-value="0" style:font-name-asian="Times New Roman4" style:font-size-asian="12pt" style:font-name-complex="Times New Roman4" style:font-size-complex="12pt" style:language-complex="de" style:country-complex="DE" style:font-weight-complex="bold"/>
    </style:style>
    <style:style style:name="T4" style:family="text">
      <style:text-properties style:font-name="Times New Roman3" fo:font-size="12pt" fo:language="de" fo:country="DE" officeooo:rsid="00077da5" style:letter-kerning="false" fo:background-color="transparent" loext:char-shading-value="0" style:font-name-asian="Times New Roman4" style:font-size-asian="12pt" style:font-name-complex="Times New Roman4" style:font-size-complex="12pt" style:language-complex="de" style:country-complex="DE" style:font-weight-complex="bold"/>
    </style:style>
    <style:style style:name="T5" style:family="text">
      <style:text-properties style:font-name="Times New Roman3" fo:font-size="12pt" fo:language="en" fo:country="US" style:letter-kerning="false" fo:background-color="transparent" loext:char-shading-value="0" style:font-name-asian="Times New Roman4" style:font-size-asian="12pt" style:font-name-complex="Times New Roman4" style:font-size-complex="12pt" style:language-complex="en" style:country-complex="US" style:font-style-complex="italic" style:font-weight-complex="bold"/>
    </style:style>
    <style:style style:name="T6" style:family="text">
      <style:text-properties style:font-name="Times New Roman3" fo:font-size="12pt" fo:language="en" fo:country="US" officeooo:rsid="00077da5" style:letter-kerning="false" fo:background-color="transparent" loext:char-shading-value="0" style:font-name-asian="Times New Roman4" style:font-size-asian="12pt" style:font-name-complex="Times New Roman4" style:font-size-complex="12pt" style:language-complex="en" style:country-complex="US" style:font-style-complex="italic" style:font-weight-complex="bold"/>
    </style:style>
    <style:style style:name="T7" style:family="text">
      <style:text-properties style:font-name="Times New Roman3" officeooo:rsid="000ec4c9"/>
    </style:style>
    <style:style style:name="T8" style:family="text">
      <style:text-properties style:font-name="Times New Roman3" officeooo:rsid="00103fc7"/>
    </style:style>
    <style:style style:name="T9" style:family="text">
      <style:text-properties style:font-name="Times New Roman3" officeooo:rsid="0011b2e4"/>
    </style:style>
    <style:style style:name="T10" style:family="text">
      <style:text-properties style:font-name="Times New Roman3" officeooo:rsid="0011d6a3"/>
    </style:style>
    <style:style style:name="T11" style:family="text">
      <style:text-properties style:font-name="Times New Roman3" officeooo:rsid="0012cf7a"/>
    </style:style>
    <style:style style:name="T12" style:family="text">
      <style:text-properties style:font-name="Times New Roman3" officeooo:rsid="0013e15b"/>
    </style:style>
    <style:style style:name="T13" style:family="text">
      <style:text-properties style:font-name="Times New Roman3" officeooo:rsid="00144dce"/>
    </style:style>
    <style:style style:name="T14" style:family="text">
      <style:text-properties style:font-name="Times New Roman3" officeooo:rsid="00155a9f"/>
    </style:style>
    <style:style style:name="T15" style:family="text">
      <style:text-properties style:font-name="Times New Roman3" officeooo:rsid="001582c0"/>
    </style:style>
    <style:style style:name="T16" style:family="text">
      <style:text-properties style:font-name="Times New Roman" fo:font-size="12pt" fo:language="de" fo:country="DE" officeooo:rsid="00077da5" style:letter-kerning="false" fo:background-color="transparent" loext:char-shading-value="0" style:font-name-asian="Times New Roman4" style:font-size-asian="12pt" style:font-name-complex="Times New Roman4" style:font-size-complex="12pt" style:language-complex="de" style:country-complex="DE" style:font-weight-complex="bold"/>
    </style:style>
    <style:style style:name="T17" style:family="text">
      <style:text-properties style:text-position="super 58%" style:font-name="Times New Roman3" fo:font-size="12pt" fo:language="de" fo:country="DE" officeooo:rsid="00077da5" style:letter-kerning="false" fo:background-color="transparent" loext:char-shading-value="0" style:font-name-asian="Times New Roman4" style:font-size-asian="12pt" style:font-name-complex="Times New Roman4" style:font-size-complex="12pt" style:language-complex="de" style:country-complex="DE" style:font-weight-complex="bold"/>
    </style:style>
    <style:style style:name="T18" style:family="text">
      <style:text-properties style:text-position="super 58%" style:font-name="Times New Roman3" fo:font-size="12pt" fo:language="de" fo:country="DE" style:letter-kerning="false" fo:background-color="transparent" loext:char-shading-value="0" style:font-name-asian="Times New Roman4" style:font-size-asian="12pt" style:font-name-complex="Times New Roman4" style:font-size-complex="12pt" style:language-complex="de" style:country-complex="DE" style:font-weight-complex="bold"/>
    </style:style>
    <style:style style:name="T19" style:family="text">
      <style:text-properties style:text-position="super 58%" style:font-name="Times New Roman3" fo:font-size="12pt" fo:language="en" fo:country="US" style:letter-kerning="false" fo:background-color="transparent" loext:char-shading-value="0" style:font-name-asian="Times New Roman4" style:font-size-asian="12pt" style:font-name-complex="Times New Roman4" style:font-size-complex="12pt" style:language-complex="en" style:country-complex="US" style:font-style-complex="italic" style:font-weight-complex="bold"/>
    </style:style>
    <style:style style:name="T20" style:family="text">
      <style:text-properties style:text-position="super 58%" style:font-name="Times New Roman3" fo:font-size="12pt" fo:language="en" fo:country="US" officeooo:rsid="00077da5" style:letter-kerning="false" fo:background-color="transparent" loext:char-shading-value="0" style:font-name-asian="Times New Roman4" style:font-size-asian="12pt" style:font-name-complex="Times New Roman4" style:font-size-complex="12pt" style:language-complex="en" style:country-complex="US" style:font-style-complex="italic" style:font-weight-complex="bold"/>
    </style:style>
    <style:style style:name="T21" style:family="text">
      <style:text-properties style:text-position="0% 100%" style:font-name="Times New Roman3" officeooo:rsid="0011b2e4"/>
    </style:style>
    <style:style style:name="T22" style:family="text">
      <style:text-properties style:text-position="0% 100%" style:font-name="Times New Roman3" officeooo:rsid="0011d6a3"/>
    </style:style>
    <style:style style:name="T23" style:family="text">
      <style:text-properties style:text-position="0% 100%" style:font-name="Times New Roman3" officeooo:rsid="0012cf7a"/>
    </style:style>
    <style:style style:name="T24" style:family="text">
      <style:text-properties style:text-position="0% 100%" style:font-name="Times New Roman3" officeooo:rsid="00144dce"/>
    </style:style>
    <style:style style:name="T25" style:family="text">
      <style:text-properties style:text-position="0% 100%" officeooo:rsid="00144dce"/>
    </style:style>
    <style:style style:name="T26" style:family="text">
      <style:text-properties officeooo:rsid="00144dce"/>
    </style:style>
    <style:style style:name="T27" style:family="text">
      <style:text-properties officeooo:rsid="00155a9f"/>
    </style:style>
    <style:style style:name="T28" style:family="text">
      <style:text-properties officeooo:rsid="001582c0"/>
    </style:style>
    <style:style style:name="T29" style:family="text">
      <style:text-properties fo:color="#c9211e" style:font-name="Times New Roman3" officeooo:rsid="00155a9f"/>
    </style:style>
    <style:style style:name="T30" style:family="text">
      <style:text-properties fo:color="#c9211e" style:font-name="Times New Roman3" officeooo:rsid="001582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Ecological and morphological traits as determinants of extinction risk in reef coral species </text:span><text:span text:style-name="T1"><text:s/></text:span></text:p>
      <text:p text:style-name="P3"><text:span text:style-name="T4">Nussa</text:span><text:span text:style-name="T16">ï</text:span><text:span text:style-name="T4">bah B. Raja</text:span><text:span text:style-name="T17">1</text:span><text:span text:style-name="T4">, Andreas Lauchstedt</text:span><text:span text:style-name="T17">1*</text:span><text:span text:style-name="T4">, John M. Pandolfi</text:span><text:span text:style-name="T17">2</text:span><text:span text:style-name="T4">, Sun W. Kim</text:span><text:span text:style-name="T17">2</text:span><text:span text:style-name="T4">, Wolfgang Kiessling</text:span><text:span text:style-name="T17">1</text:span><text:span text:style-name="T3">, </text:span><text:span text:style-name="T4">Ann F. Budd</text:span><text:span text:style-name="T17">3</text:span></text:p>
      <text:p text:style-name="P6"><text:span text:style-name="T18">1</text:span><text:span text:style-name="T3">Friedrich-Alexander Universität, GeoZentrum Nordbayern, Paleobiology, Erlangen 91054, Germany </text:span></text:p>
      <text:p text:style-name="P6"><text:span text:style-name="T19">2</text:span><text:span text:style-name="T5">ARC Centre of Excellence for Coral Reef Studies, School of Biological Sciences, The University of Queensland, St. Lucia, QLD 4072, Australia </text:span></text:p>
      <text:p text:style-name="P7"><text:span text:style-name="T19">3</text:span><text:span text:style-name="T5">Department of Earth and Environmental Sciences, University of Iowa, 115 Trowbridge Hall, Iowa City, IA 52242, USA</text:span></text:p>
      <text:p text:style-name="P3"><text:span text:style-name="T20">*</text:span><text:span text:style-name="T6">nussaibah.raja.schoob@fau.de (communicating author)</text:span></text:p>
      <text:p text:style-name="P3"><text:span text:style-name="T6"/></text:p>
      <text:p text:style-name="P4"><text:span text:style-name="T6">K</text:span><text:span text:style-name="T5">eywords: ...</text:span></text:p>
      <text:h text:style-name="P1" text:outline-level="1">Abstract</text:h>
      <text:h text:style-name="P2" text:outline-level="1"/>
      <text:h text:style-name="P1" text:outline-level="1">Introduction</text:h>
      <text:p text:style-name="P5"><text:span text:style-name="T7">D</text:span><text:span text:style-name="T8">espite being among the most diverse ecosystems on the planet, coral reefs </text:span><text:span text:style-name="T9">remain under increasing threat from a combination of anthropogenic and climatic impacts </text:span><text:reference-mark-start text:name="ADDIN CSL_CITATION {&quot;citationItems&quot;: [{&quot;id&quot;: &quot;ITEM-1&quot;, &quot;itemData&quot;: {&quot;DOI&quot;: &quot;10.1038/s41586-018-0194-z&quot;, &quot;ISSN&quot;: &quot;0028-0836&quot;, &quot;abstract&quot;: &quot;Sea-level rise (SLR) is predicted to elevate water depths above coral reefs and to increase coastal wave exposure as ecological degradation limits vertical reef growth, but projections lack data on interactions between local rates of reef growth and sea level rise. Here we calculate the vertical growth potential of more than 200 tropical western Atlantic and Indian Ocean reefs, and compare these against recent and projected rates of SLR under different Representative Concentration Pathway (RCP) scenarios. Although many reefs retain accretion rates close to recent SLR trends, few will have the capacity to track SLR projections under RCP4.5 scenarios without sustained ecological recovery, and under RCP8.5 scenarios most reefs are predicted to experience mean water depth increases of more than 0.5 m by 2100. Coral cover strongly predicts reef capacity to track SLR, but threshold cover levels that will be necessary to prevent submergence are well above those observed on most reefs. Urgent action is thus needed to mitigate climate, sea-level and future ecological changes in order to limit the magnitude of future reef submergence.&quot;, &quot;author&quot;: [{&quot;dropping-particle&quot;: &quot;&quot;, &quot;family&quot;: &quot;Perry&quot;, &quot;given&quot;: &quot;Chris T.&quot;, &quot;non-dropping-particle&quot;: &quot;&quot;, &quot;parse-names&quot;: false, &quot;suffix&quot;: &quot;&quot;}, {&quot;dropping-particle&quot;: &quot;&quot;, &quot;family&quot;: &quot;Alvarez-Filip&quot;, &quot;given&quot;: &quot;Lorenzo&quot;, &quot;non-dropping-particle&quot;: &quot;&quot;, &quot;parse-names&quot;: false, &quot;suffix&quot;: &quot;&quot;}, {&quot;dropping-particle&quot;: &quot;&quot;, &quot;family&quot;: &quot;Graham&quot;, &quot;given&quot;: &quot;Nicholas A. J.&quot;, &quot;non-dropping-particle&quot;: &quot;&quot;, &quot;parse-names&quot;: false, &quot;suffix&quot;: &quot;&quot;}, {&quot;dropping-particle&quot;: &quot;&quot;, &quot;family&quot;: &quot;Mumby&quot;, &quot;given&quot;: &quot;Peter J.&quot;, &quot;non-dropping-particle&quot;: &quot;&quot;, &quot;parse-names&quot;: false, &quot;suffix&quot;: &quot;&quot;}, {&quot;dropping-particle&quot;: &quot;&quot;, &quot;family&quot;: &quot;Wilson&quot;, &quot;given&quot;: &quot;Shaun K.&quot;, &quot;non-dropping-particle&quot;: &quot;&quot;, &quot;parse-names&quot;: false, &quot;suffix&quot;: &quot;&quot;}, {&quot;dropping-particle&quot;: &quot;&quot;, &quot;family&quot;: &quot;Kench&quot;, &quot;given&quot;: &quot;Paul S.&quot;, &quot;non-dropping-particle&quot;: &quot;&quot;, &quot;parse-names&quot;: false, &quot;suffix&quot;: &quot;&quot;}, {&quot;dropping-particle&quot;: &quot;&quot;, &quot;family&quot;: &quot;Manzello&quot;, &quot;given&quot;: &quot;Derek P.&quot;, &quot;non-dropping-particle&quot;: &quot;&quot;, &quot;parse-names&quot;: false, &quot;suffix&quot;: &quot;&quot;}, {&quot;dropping-particle&quot;: &quot;&quot;, &quot;family&quot;: &quot;Morgan&quot;, &quot;given&quot;: &quot;Kyle M.&quot;, &quot;non-dropping-particle&quot;: &quot;&quot;, &quot;parse-names&quot;: false, &quot;suffix&quot;: &quot;&quot;}, {&quot;dropping-particle&quot;: &quot;&quot;, &quot;family&quot;: &quot;Slangen&quot;, &quot;given&quot;: &quot;Aimee B. A.&quot;, &quot;non-dropping-particle&quot;: &quot;&quot;, &quot;parse-names&quot;: false, &quot;suffix&quot;: &quot;&quot;}, {&quot;dropping-particle&quot;: &quot;&quot;, &quot;family&quot;: &quot;Thomson&quot;, &quot;given&quot;: &quot;Damian P.&quot;, &quot;non-dropping-particle&quot;: &quot;&quot;, &quot;parse-names&quot;: false, &quot;suffix&quot;: &quot;&quot;}, {&quot;dropping-particle&quot;: &quot;&quot;, &quot;family&quot;: &quot;Januchowski-Hartley&quot;, &quot;given&quot;: &quot;Fraser&quot;, &quot;non-dropping-particle&quot;: &quot;&quot;, &quot;parse-names&quot;: false, &quot;suffix&quot;: &quot;&quot;}, {&quot;dropping-particle&quot;: &quot;&quot;, &quot;family&quot;: &quot;Smithers&quot;, &quot;given&quot;: &quot;Scott G.&quot;, &quot;non-dropping-particle&quot;: &quot;&quot;, &quot;parse-names&quot;: false, &quot;suffix&quot;: &quot;&quot;}, {&quot;dropping-particle&quot;: &quot;&quot;, &quot;family&quot;: &quot;Steneck&quot;, &quot;given&quot;: &quot;Robert S.&quot;, &quot;non-dropping-particle&quot;: &quot;&quot;, &quot;parse-names&quot;: false, &quot;suffix&quot;: &quot;&quot;}, {&quot;dropping-particle&quot;: &quot;&quot;, &quot;family&quot;: &quot;Carlton&quot;, &quot;given&quot;: &quot;Renee&quot;, &quot;non-dropping-particle&quot;: &quot;&quot;, &quot;parse-names&quot;: false, &quot;suffix&quot;: &quot;&quot;}, {&quot;dropping-particle&quot;: &quot;&quot;, &quot;family&quot;: &quot;Edinger&quot;, &quot;given&quot;: &quot;Evan N.&quot;, &quot;non-dropping-particle&quot;: &quot;&quot;, &quot;parse-names&quot;: false, &quot;suffix&quot;: &quot;&quot;}, {&quot;dropping-particle&quot;: &quot;&quot;, &quot;family&quot;: &quot;Enochs&quot;, &quot;given&quot;: &quot;Ian C.&quot;, &quot;non-dropping-particle&quot;: &quot;&quot;, &quot;parse-names&quot;: false, &quot;suffix&quot;: &quot;&quot;}, {&quot;dropping-particle&quot;: &quot;&quot;, &quot;family&quot;: &quot;Estrada-Sald\u00edvar&quot;, &quot;given&quot;: &quot;Nuria&quot;, &quot;non-dropping-particle&quot;: &quot;&quot;, &quot;parse-names&quot;: false, &quot;suffix&quot;: &quot;&quot;}, {&quot;dropping-particle&quot;: &quot;&quot;, &quot;family&quot;: &quot;Haywood&quot;, &quot;given&quot;: &quot;Michael D. E.&quot;, &quot;non-dropping-particle&quot;: &quot;&quot;, &quot;parse-names&quot;: false, &quot;suffix&quot;: &quot;&quot;}, {&quot;dropping-particle&quot;: &quot;&quot;, &quot;family&quot;: &quot;Kolodziej&quot;, &quot;given&quot;: &quot;Graham&quot;, &quot;non-dropping-particle&quot;: &quot;&quot;, &quot;parse-names&quot;: false, &quot;suffix&quot;: &quot;&quot;}, {&quot;dropping-particle&quot;: &quot;&quot;, &quot;family&quot;: &quot;Murphy&quot;, &quot;given&quot;: &quot;Gary N.&quot;, &quot;non-dropping-particle&quot;: &quot;&quot;, &quot;parse-names&quot;: false, &quot;suffix&quot;: &quot;&quot;}, {&quot;dropping-particle&quot;: &quot;&quot;, &quot;family&quot;: &quot;P\u00e9rez-Cervantes&quot;, &quot;given&quot;: &quot;Esmeralda&quot;, &quot;non-dropping-particle&quot;: &quot;&quot;, &quot;parse-names&quot;: false, &quot;suffix&quot;: &quot;&quot;}, {&quot;dropping-particle&quot;: &quot;&quot;, &quot;family&quot;: &quot;Suchley&quot;, &quot;given&quot;: &quot;Adam&quot;, &quot;non-dropping-particle&quot;: &quot;&quot;, &quot;parse-names&quot;: false, &quot;suffix&quot;: &quot;&quot;}, {&quot;dropping-particle&quot;: &quot;&quot;, &quot;family&quot;: &quot;Valentino&quot;, &quot;given&quot;: &quot;Lauren&quot;, &quot;non-dropping-particle&quot;: &quot;&quot;, &quot;parse-names&quot;: false, &quot;suffix&quot;: &quot;&quot;}, {&quot;dropping-particle&quot;: &quot;&quot;, &quot;family&quot;: &quot;Boenish&quot;, &quot;given&quot;: &quot;Robert&quot;, &quot;non-dropping-particle&quot;: &quot;&quot;, &quot;parse-names&quot;: false, &quot;suffix&quot;: &quot;&quot;}, {&quot;dropping-particle&quot;: &quot;&quot;, &quot;family&quot;: &quot;Wilson&quot;, &quot;given&quot;: &quot;Margaret&quot;, &quot;non-dropping-particle&quot;: &quot;&quot;, &quot;parse-names&quot;: false, &quot;suffix&quot;: &quot;&quot;}, {&quot;dropping-particle&quot;: &quot;&quot;, &quot;family&quot;: &quot;Macdonald&quot;, &quot;given&quot;: &quot;Chancey&quot;, &quot;non-dropping-particle&quot;: &quot;&quot;, &quot;parse-names&quot;: false, &quot;suffix&quot;: &quot;&quot;}], &quot;container-title&quot;: &quot;Nature&quot;, &quot;id&quot;: &quot;ITEM-1&quot;, &quot;issue&quot;: &quot;7710&quot;, &quot;issued&quot;: {&quot;date-parts&quot;: [[&quot;2018&quot;, &quot;6&quot;, &quot;14&quot;]]}, &quot;page&quot;: &quot;396-400&quot;, &quot;title&quot;: &quot;Loss of coral reef growth capacity to track future increases in sea level&quot;, &quot;type&quot;: &quot;article-journal&quot;, &quot;volume&quot;: &quot;558&quot;}, &quot;uris&quot;: [&quot;http://www.mendeley.com/documents/?uuid=74f8bdca-9286-4103-95c1-45318462ec96&quot;]}, {&quot;id&quot;: &quot;ITEM-2&quot;, &quot;itemData&quot;: {&quot;DOI&quot;: &quot;10.1146/annurev-marine-010816-060551&quot;, &quot;ISSN&quot;: &quot;1941-1405&quot;, &quot;abstract&quot;: &quot;Coral reefs provide critical services to coastal communities, and these services rely on ecosystem functions threatened by stressors. By summarizing the threats to the functioning of reefs from fishing, climate change, and decreasing water quality, we highlight that these stressors have multiple, conflicting effects on functionally similar groups of species and their interactions, and that the overall effects are often uncertain because of a lack of data or variability among taxa. The direct effects of stressors on links among functional groups, such as predator-prey interactions, are particularly uncertain. Using qualitative modeling, we demonstrate that this uncertainty of stressor impacts on functional groups (whether they are positive, negative, or neutral) can have significant effects on models of ecosystem stability, and reducing uncertainty is vital for understanding changes to reef functioning. This review also provides guidance for future models of reef functioning, which should include interacti...&quot;, &quot;author&quot;: [{&quot;dropping-particle&quot;: &quot;&quot;, &quot;family&quot;: &quot;Harborne&quot;, &quot;given&quot;: &quot;Alastair R.&quot;, &quot;non-dropping-particle&quot;: &quot;&quot;, &quot;parse-names&quot;: false, &quot;suffix&quot;: &quot;&quot;}, {&quot;dropping-particle&quot;: &quot;&quot;, &quot;family&quot;: &quot;Rogers&quot;, &quot;given&quot;: &quot;Alice&quot;, &quot;non-dropping-particle&quot;: &quot;&quot;, &quot;parse-names&quot;: false, &quot;suffix&quot;: &quot;&quot;}, {&quot;dropping-particle&quot;: &quot;&quot;, &quot;family&quot;: &quot;Bozec&quot;, &quot;given&quot;: &quot;Yves-Marie&quot;, &quot;non-dropping-particle&quot;: &quot;&quot;, &quot;parse-names&quot;: false, &quot;suffix&quot;: &quot;&quot;}, {&quot;dropping-particle&quot;: &quot;&quot;, &quot;family&quot;: &quot;Mumby&quot;, &quot;given&quot;: &quot;Peter J.&quot;, &quot;non-dropping-particle&quot;: &quot;&quot;, &quot;parse-names&quot;: false, &quot;suffix&quot;: &quot;&quot;}], &quot;container-title&quot;: &quot;Annual Review of Marine Science&quot;, &quot;id&quot;: &quot;ITEM-2&quot;, &quot;issue&quot;: &quot;1&quot;, &quot;issued&quot;: {&quot;date-parts&quot;: [[&quot;2017&quot;, &quot;1&quot;, &quot;3&quot;]]}, &quot;page&quot;: &quot;445-468&quot;, &quot;title&quot;: &quot;Multiple Stressors and the Functioning of Coral Reefs&quot;, &quot;type&quot;: &quot;article-journal&quot;, &quot;volume&quot;: &quot;9&quot;}, &quot;uris&quot;: [&quot;http://www.mendeley.com/documents/?uuid=a4af6303-4ed2-4190-95c3-80954f231224&quot;]}, {&quot;id&quot;: &quot;ITEM-3&quot;, &quot;itemData&quot;: {&quot;DOI&quot;: &quot;10.1038/nature22901&quot;, &quot;ISSN&quot;: &quot;0028-0836&quot;, &quot;PMID&quot;: &quot;28569801&quot;, &quot;abstract&quot;: &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 &quot;author&quot;: [{&quot;dropping-particle&quot;: &quot;&quot;, &quot;family&quot;: &quot;Hughes&quot;, &quot;given&quot;: &quot;Terry P.&quot;, &quot;non-dropping-particle&quot;: &quot;&quot;, &quot;parse-names&quot;: false, &quot;suffix&quot;: &quot;&quot;}, {&quot;dropping-particle&quot;: &quot;&quot;, &quot;family&quot;: &quot;Barnes&quot;, &quot;given&quot;: &quot;Michele L.&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Cinner&quot;, &quot;given&quot;: &quot;Joshua E.&quot;, &quot;non-dropping-particle&quot;: &quot;&quot;, &quot;parse-names&quot;: false, &quot;suffix&quot;: &quot;&quot;}, {&quot;dropping-particle&quot;: &quot;&quot;, &quot;family&quot;: &quot;Cumming&quot;, &quot;given&quot;: &quot;Graeme S.&quot;, &quot;non-dropping-particle&quot;: &quot;&quot;, &quot;parse-names&quot;: false, &quot;suffix&quot;: &quot;&quot;}, {&quot;dropping-particle&quot;: &quot;&quot;, &quot;family&quot;: &quot;Jackson&quot;, &quot;given&quot;: &quot;Jeremy B. C.&quot;, &quot;non-dropping-particle&quot;: &quot;&quot;, &quot;parse-names&quot;: false, &quot;suffix&quot;: &quot;&quot;}, {&quot;dropping-particle&quot;: &quot;&quot;, &quot;family&quot;: &quot;Kleypas&quot;, &quot;given&quot;: &quot;Joanie&quot;, &quot;non-dropping-particle&quot;: &quot;&quot;, &quot;parse-names&quot;: false, &quot;suffix&quot;: &quot;&quot;}, {&quot;dropping-particle&quot;: &quot;&quot;, &quot;family&quot;: &quot;Leemput&quot;, &quot;given&quot;: &quot;Ingrid A.&quot;, &quot;non-dropping-particle&quot;: &quot;van de&quot;, &quot;parse-names&quot;: false, &quot;suffix&quot;: &quot;&quot;}, {&quot;dropping-particle&quot;: &quot;&quot;, &quot;family&quot;: &quot;Lough&quot;, &quot;given&quot;: &quot;Janice M.&quot;, &quot;non-dropping-particle&quot;: &quot;&quot;, &quot;parse-names&quot;: false, &quot;suffix&quot;: &quot;&quot;}, {&quot;dropping-particle&quot;: &quot;&quot;, &quot;family&quot;: &quot;Morrison&quot;, &quot;given&quot;: &quot;Tiffany H.&quot;, &quot;non-dropping-particle&quot;: &quot;&quot;, &quot;parse-names&quot;: false, &quot;suffix&quot;: &quot;&quot;}, {&quot;dropping-particle&quot;: &quot;&quot;, &quot;family&quot;: &quot;Palumbi&quot;, &quot;given&quot;: &quot;Stephen R.&quot;, &quot;non-dropping-particle&quot;: &quot;&quot;, &quot;parse-names&quot;: false, &quot;suffix&quot;: &quot;&quot;}, {&quot;dropping-particle&quot;: &quot;&quot;, &quot;family&quot;: &quot;Nes&quot;, &quot;given&quot;: &quot;Egbert H.&quot;, &quot;non-dropping-particle&quot;: &quot;van&quot;, &quot;parse-names&quot;: false, &quot;suffix&quot;: &quot;&quot;}, {&quot;dropping-particle&quot;: &quot;&quot;, &quot;family&quot;: &quot;Scheffer&quot;, &quot;given&quot;: &quot;Marten&quot;, &quot;non-dropping-particle&quot;: &quot;&quot;, &quot;parse-names&quot;: false, &quot;suffix&quot;: &quot;&quot;}], &quot;container-title&quot;: &quot;Nature&quot;, &quot;id&quot;: &quot;ITEM-3&quot;, &quot;issue&quot;: &quot;7656&quot;, &quot;issued&quot;: {&quot;date-parts&quot;: [[&quot;2017&quot;, &quot;6&quot;, &quot;1&quot;]]}, &quot;page&quot;: &quot;82-90&quot;, &quot;title&quot;: &quot;Coral reefs in the Anthropocene&quot;, &quot;type&quot;: &quot;article-journal&quot;, &quot;volume&quot;: &quot;546&quot;}, &quot;uris&quot;: [&quot;http://www.mendeley.com/documents/?uuid=82420285-971c-4997-b98b-aa191db8a068&quot;]}], &quot;mendeley&quot;: {&quot;formattedCitation&quot;: &quot;(Harborne et al. 2017; Hughes et al. 2017; Perry et al. 2018)&quot;, &quot;plainTextFormattedCitation&quot;: &quot;(Harborne et al. 2017; Hughes et al. 2017; Perry et al. 2018)&quot;, &quot;previouslyFormattedCitation&quot;: &quot;(Harborne et al. 2017; Hughes et al. 2017; Perry et al. 2018)&quot;}, &quot;properties&quot;: {&quot;noteIndex&quot;: 0}, &quot;schema&quot;: &quot;https://github.com/citation-style-language/schema/raw/master/csl-citation.json&quot;} RNDXRVOeZw2mo"/><text:span text:style-name="T21">(Harborne et al. 2017; Hughes et al. 2017; Perry et al. 2018)</text:span><text:reference-mark-end text:name="ADDIN CSL_CITATION {&quot;citationItems&quot;: [{&quot;id&quot;: &quot;ITEM-1&quot;, &quot;itemData&quot;: {&quot;DOI&quot;: &quot;10.1038/s41586-018-0194-z&quot;, &quot;ISSN&quot;: &quot;0028-0836&quot;, &quot;abstract&quot;: &quot;Sea-level rise (SLR) is predicted to elevate water depths above coral reefs and to increase coastal wave exposure as ecological degradation limits vertical reef growth, but projections lack data on interactions between local rates of reef growth and sea level rise. Here we calculate the vertical growth potential of more than 200 tropical western Atlantic and Indian Ocean reefs, and compare these against recent and projected rates of SLR under different Representative Concentration Pathway (RCP) scenarios. Although many reefs retain accretion rates close to recent SLR trends, few will have the capacity to track SLR projections under RCP4.5 scenarios without sustained ecological recovery, and under RCP8.5 scenarios most reefs are predicted to experience mean water depth increases of more than 0.5 m by 2100. Coral cover strongly predicts reef capacity to track SLR, but threshold cover levels that will be necessary to prevent submergence are well above those observed on most reefs. Urgent action is thus needed to mitigate climate, sea-level and future ecological changes in order to limit the magnitude of future reef submergence.&quot;, &quot;author&quot;: [{&quot;dropping-particle&quot;: &quot;&quot;, &quot;family&quot;: &quot;Perry&quot;, &quot;given&quot;: &quot;Chris T.&quot;, &quot;non-dropping-particle&quot;: &quot;&quot;, &quot;parse-names&quot;: false, &quot;suffix&quot;: &quot;&quot;}, {&quot;dropping-particle&quot;: &quot;&quot;, &quot;family&quot;: &quot;Alvarez-Filip&quot;, &quot;given&quot;: &quot;Lorenzo&quot;, &quot;non-dropping-particle&quot;: &quot;&quot;, &quot;parse-names&quot;: false, &quot;suffix&quot;: &quot;&quot;}, {&quot;dropping-particle&quot;: &quot;&quot;, &quot;family&quot;: &quot;Graham&quot;, &quot;given&quot;: &quot;Nicholas A. J.&quot;, &quot;non-dropping-particle&quot;: &quot;&quot;, &quot;parse-names&quot;: false, &quot;suffix&quot;: &quot;&quot;}, {&quot;dropping-particle&quot;: &quot;&quot;, &quot;family&quot;: &quot;Mumby&quot;, &quot;given&quot;: &quot;Peter J.&quot;, &quot;non-dropping-particle&quot;: &quot;&quot;, &quot;parse-names&quot;: false, &quot;suffix&quot;: &quot;&quot;}, {&quot;dropping-particle&quot;: &quot;&quot;, &quot;family&quot;: &quot;Wilson&quot;, &quot;given&quot;: &quot;Shaun K.&quot;, &quot;non-dropping-particle&quot;: &quot;&quot;, &quot;parse-names&quot;: false, &quot;suffix&quot;: &quot;&quot;}, {&quot;dropping-particle&quot;: &quot;&quot;, &quot;family&quot;: &quot;Kench&quot;, &quot;given&quot;: &quot;Paul S.&quot;, &quot;non-dropping-particle&quot;: &quot;&quot;, &quot;parse-names&quot;: false, &quot;suffix&quot;: &quot;&quot;}, {&quot;dropping-particle&quot;: &quot;&quot;, &quot;family&quot;: &quot;Manzello&quot;, &quot;given&quot;: &quot;Derek P.&quot;, &quot;non-dropping-particle&quot;: &quot;&quot;, &quot;parse-names&quot;: false, &quot;suffix&quot;: &quot;&quot;}, {&quot;dropping-particle&quot;: &quot;&quot;, &quot;family&quot;: &quot;Morgan&quot;, &quot;given&quot;: &quot;Kyle M.&quot;, &quot;non-dropping-particle&quot;: &quot;&quot;, &quot;parse-names&quot;: false, &quot;suffix&quot;: &quot;&quot;}, {&quot;dropping-particle&quot;: &quot;&quot;, &quot;family&quot;: &quot;Slangen&quot;, &quot;given&quot;: &quot;Aimee B. A.&quot;, &quot;non-dropping-particle&quot;: &quot;&quot;, &quot;parse-names&quot;: false, &quot;suffix&quot;: &quot;&quot;}, {&quot;dropping-particle&quot;: &quot;&quot;, &quot;family&quot;: &quot;Thomson&quot;, &quot;given&quot;: &quot;Damian P.&quot;, &quot;non-dropping-particle&quot;: &quot;&quot;, &quot;parse-names&quot;: false, &quot;suffix&quot;: &quot;&quot;}, {&quot;dropping-particle&quot;: &quot;&quot;, &quot;family&quot;: &quot;Januchowski-Hartley&quot;, &quot;given&quot;: &quot;Fraser&quot;, &quot;non-dropping-particle&quot;: &quot;&quot;, &quot;parse-names&quot;: false, &quot;suffix&quot;: &quot;&quot;}, {&quot;dropping-particle&quot;: &quot;&quot;, &quot;family&quot;: &quot;Smithers&quot;, &quot;given&quot;: &quot;Scott G.&quot;, &quot;non-dropping-particle&quot;: &quot;&quot;, &quot;parse-names&quot;: false, &quot;suffix&quot;: &quot;&quot;}, {&quot;dropping-particle&quot;: &quot;&quot;, &quot;family&quot;: &quot;Steneck&quot;, &quot;given&quot;: &quot;Robert S.&quot;, &quot;non-dropping-particle&quot;: &quot;&quot;, &quot;parse-names&quot;: false, &quot;suffix&quot;: &quot;&quot;}, {&quot;dropping-particle&quot;: &quot;&quot;, &quot;family&quot;: &quot;Carlton&quot;, &quot;given&quot;: &quot;Renee&quot;, &quot;non-dropping-particle&quot;: &quot;&quot;, &quot;parse-names&quot;: false, &quot;suffix&quot;: &quot;&quot;}, {&quot;dropping-particle&quot;: &quot;&quot;, &quot;family&quot;: &quot;Edinger&quot;, &quot;given&quot;: &quot;Evan N.&quot;, &quot;non-dropping-particle&quot;: &quot;&quot;, &quot;parse-names&quot;: false, &quot;suffix&quot;: &quot;&quot;}, {&quot;dropping-particle&quot;: &quot;&quot;, &quot;family&quot;: &quot;Enochs&quot;, &quot;given&quot;: &quot;Ian C.&quot;, &quot;non-dropping-particle&quot;: &quot;&quot;, &quot;parse-names&quot;: false, &quot;suffix&quot;: &quot;&quot;}, {&quot;dropping-particle&quot;: &quot;&quot;, &quot;family&quot;: &quot;Estrada-Sald\u00edvar&quot;, &quot;given&quot;: &quot;Nuria&quot;, &quot;non-dropping-particle&quot;: &quot;&quot;, &quot;parse-names&quot;: false, &quot;suffix&quot;: &quot;&quot;}, {&quot;dropping-particle&quot;: &quot;&quot;, &quot;family&quot;: &quot;Haywood&quot;, &quot;given&quot;: &quot;Michael D. E.&quot;, &quot;non-dropping-particle&quot;: &quot;&quot;, &quot;parse-names&quot;: false, &quot;suffix&quot;: &quot;&quot;}, {&quot;dropping-particle&quot;: &quot;&quot;, &quot;family&quot;: &quot;Kolodziej&quot;, &quot;given&quot;: &quot;Graham&quot;, &quot;non-dropping-particle&quot;: &quot;&quot;, &quot;parse-names&quot;: false, &quot;suffix&quot;: &quot;&quot;}, {&quot;dropping-particle&quot;: &quot;&quot;, &quot;family&quot;: &quot;Murphy&quot;, &quot;given&quot;: &quot;Gary N.&quot;, &quot;non-dropping-particle&quot;: &quot;&quot;, &quot;parse-names&quot;: false, &quot;suffix&quot;: &quot;&quot;}, {&quot;dropping-particle&quot;: &quot;&quot;, &quot;family&quot;: &quot;P\u00e9rez-Cervantes&quot;, &quot;given&quot;: &quot;Esmeralda&quot;, &quot;non-dropping-particle&quot;: &quot;&quot;, &quot;parse-names&quot;: false, &quot;suffix&quot;: &quot;&quot;}, {&quot;dropping-particle&quot;: &quot;&quot;, &quot;family&quot;: &quot;Suchley&quot;, &quot;given&quot;: &quot;Adam&quot;, &quot;non-dropping-particle&quot;: &quot;&quot;, &quot;parse-names&quot;: false, &quot;suffix&quot;: &quot;&quot;}, {&quot;dropping-particle&quot;: &quot;&quot;, &quot;family&quot;: &quot;Valentino&quot;, &quot;given&quot;: &quot;Lauren&quot;, &quot;non-dropping-particle&quot;: &quot;&quot;, &quot;parse-names&quot;: false, &quot;suffix&quot;: &quot;&quot;}, {&quot;dropping-particle&quot;: &quot;&quot;, &quot;family&quot;: &quot;Boenish&quot;, &quot;given&quot;: &quot;Robert&quot;, &quot;non-dropping-particle&quot;: &quot;&quot;, &quot;parse-names&quot;: false, &quot;suffix&quot;: &quot;&quot;}, {&quot;dropping-particle&quot;: &quot;&quot;, &quot;family&quot;: &quot;Wilson&quot;, &quot;given&quot;: &quot;Margaret&quot;, &quot;non-dropping-particle&quot;: &quot;&quot;, &quot;parse-names&quot;: false, &quot;suffix&quot;: &quot;&quot;}, {&quot;dropping-particle&quot;: &quot;&quot;, &quot;family&quot;: &quot;Macdonald&quot;, &quot;given&quot;: &quot;Chancey&quot;, &quot;non-dropping-particle&quot;: &quot;&quot;, &quot;parse-names&quot;: false, &quot;suffix&quot;: &quot;&quot;}], &quot;container-title&quot;: &quot;Nature&quot;, &quot;id&quot;: &quot;ITEM-1&quot;, &quot;issue&quot;: &quot;7710&quot;, &quot;issued&quot;: {&quot;date-parts&quot;: [[&quot;2018&quot;, &quot;6&quot;, &quot;14&quot;]]}, &quot;page&quot;: &quot;396-400&quot;, &quot;title&quot;: &quot;Loss of coral reef growth capacity to track future increases in sea level&quot;, &quot;type&quot;: &quot;article-journal&quot;, &quot;volume&quot;: &quot;558&quot;}, &quot;uris&quot;: [&quot;http://www.mendeley.com/documents/?uuid=74f8bdca-9286-4103-95c1-45318462ec96&quot;]}, {&quot;id&quot;: &quot;ITEM-2&quot;, &quot;itemData&quot;: {&quot;DOI&quot;: &quot;10.1146/annurev-marine-010816-060551&quot;, &quot;ISSN&quot;: &quot;1941-1405&quot;, &quot;abstract&quot;: &quot;Coral reefs provide critical services to coastal communities, and these services rely on ecosystem functions threatened by stressors. By summarizing the threats to the functioning of reefs from fishing, climate change, and decreasing water quality, we highlight that these stressors have multiple, conflicting effects on functionally similar groups of species and their interactions, and that the overall effects are often uncertain because of a lack of data or variability among taxa. The direct effects of stressors on links among functional groups, such as predator-prey interactions, are particularly uncertain. Using qualitative modeling, we demonstrate that this uncertainty of stressor impacts on functional groups (whether they are positive, negative, or neutral) can have significant effects on models of ecosystem stability, and reducing uncertainty is vital for understanding changes to reef functioning. This review also provides guidance for future models of reef functioning, which should include interacti...&quot;, &quot;author&quot;: [{&quot;dropping-particle&quot;: &quot;&quot;, &quot;family&quot;: &quot;Harborne&quot;, &quot;given&quot;: &quot;Alastair R.&quot;, &quot;non-dropping-particle&quot;: &quot;&quot;, &quot;parse-names&quot;: false, &quot;suffix&quot;: &quot;&quot;}, {&quot;dropping-particle&quot;: &quot;&quot;, &quot;family&quot;: &quot;Rogers&quot;, &quot;given&quot;: &quot;Alice&quot;, &quot;non-dropping-particle&quot;: &quot;&quot;, &quot;parse-names&quot;: false, &quot;suffix&quot;: &quot;&quot;}, {&quot;dropping-particle&quot;: &quot;&quot;, &quot;family&quot;: &quot;Bozec&quot;, &quot;given&quot;: &quot;Yves-Marie&quot;, &quot;non-dropping-particle&quot;: &quot;&quot;, &quot;parse-names&quot;: false, &quot;suffix&quot;: &quot;&quot;}, {&quot;dropping-particle&quot;: &quot;&quot;, &quot;family&quot;: &quot;Mumby&quot;, &quot;given&quot;: &quot;Peter J.&quot;, &quot;non-dropping-particle&quot;: &quot;&quot;, &quot;parse-names&quot;: false, &quot;suffix&quot;: &quot;&quot;}], &quot;container-title&quot;: &quot;Annual Review of Marine Science&quot;, &quot;id&quot;: &quot;ITEM-2&quot;, &quot;issue&quot;: &quot;1&quot;, &quot;issued&quot;: {&quot;date-parts&quot;: [[&quot;2017&quot;, &quot;1&quot;, &quot;3&quot;]]}, &quot;page&quot;: &quot;445-468&quot;, &quot;title&quot;: &quot;Multiple Stressors and the Functioning of Coral Reefs&quot;, &quot;type&quot;: &quot;article-journal&quot;, &quot;volume&quot;: &quot;9&quot;}, &quot;uris&quot;: [&quot;http://www.mendeley.com/documents/?uuid=a4af6303-4ed2-4190-95c3-80954f231224&quot;]}, {&quot;id&quot;: &quot;ITEM-3&quot;, &quot;itemData&quot;: {&quot;DOI&quot;: &quot;10.1038/nature22901&quot;, &quot;ISSN&quot;: &quot;0028-0836&quot;, &quot;PMID&quot;: &quot;28569801&quot;, &quot;abstract&quot;: &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 &quot;author&quot;: [{&quot;dropping-particle&quot;: &quot;&quot;, &quot;family&quot;: &quot;Hughes&quot;, &quot;given&quot;: &quot;Terry P.&quot;, &quot;non-dropping-particle&quot;: &quot;&quot;, &quot;parse-names&quot;: false, &quot;suffix&quot;: &quot;&quot;}, {&quot;dropping-particle&quot;: &quot;&quot;, &quot;family&quot;: &quot;Barnes&quot;, &quot;given&quot;: &quot;Michele L.&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Cinner&quot;, &quot;given&quot;: &quot;Joshua E.&quot;, &quot;non-dropping-particle&quot;: &quot;&quot;, &quot;parse-names&quot;: false, &quot;suffix&quot;: &quot;&quot;}, {&quot;dropping-particle&quot;: &quot;&quot;, &quot;family&quot;: &quot;Cumming&quot;, &quot;given&quot;: &quot;Graeme S.&quot;, &quot;non-dropping-particle&quot;: &quot;&quot;, &quot;parse-names&quot;: false, &quot;suffix&quot;: &quot;&quot;}, {&quot;dropping-particle&quot;: &quot;&quot;, &quot;family&quot;: &quot;Jackson&quot;, &quot;given&quot;: &quot;Jeremy B. C.&quot;, &quot;non-dropping-particle&quot;: &quot;&quot;, &quot;parse-names&quot;: false, &quot;suffix&quot;: &quot;&quot;}, {&quot;dropping-particle&quot;: &quot;&quot;, &quot;family&quot;: &quot;Kleypas&quot;, &quot;given&quot;: &quot;Joanie&quot;, &quot;non-dropping-particle&quot;: &quot;&quot;, &quot;parse-names&quot;: false, &quot;suffix&quot;: &quot;&quot;}, {&quot;dropping-particle&quot;: &quot;&quot;, &quot;family&quot;: &quot;Leemput&quot;, &quot;given&quot;: &quot;Ingrid A.&quot;, &quot;non-dropping-particle&quot;: &quot;van de&quot;, &quot;parse-names&quot;: false, &quot;suffix&quot;: &quot;&quot;}, {&quot;dropping-particle&quot;: &quot;&quot;, &quot;family&quot;: &quot;Lough&quot;, &quot;given&quot;: &quot;Janice M.&quot;, &quot;non-dropping-particle&quot;: &quot;&quot;, &quot;parse-names&quot;: false, &quot;suffix&quot;: &quot;&quot;}, {&quot;dropping-particle&quot;: &quot;&quot;, &quot;family&quot;: &quot;Morrison&quot;, &quot;given&quot;: &quot;Tiffany H.&quot;, &quot;non-dropping-particle&quot;: &quot;&quot;, &quot;parse-names&quot;: false, &quot;suffix&quot;: &quot;&quot;}, {&quot;dropping-particle&quot;: &quot;&quot;, &quot;family&quot;: &quot;Palumbi&quot;, &quot;given&quot;: &quot;Stephen R.&quot;, &quot;non-dropping-particle&quot;: &quot;&quot;, &quot;parse-names&quot;: false, &quot;suffix&quot;: &quot;&quot;}, {&quot;dropping-particle&quot;: &quot;&quot;, &quot;family&quot;: &quot;Nes&quot;, &quot;given&quot;: &quot;Egbert H.&quot;, &quot;non-dropping-particle&quot;: &quot;van&quot;, &quot;parse-names&quot;: false, &quot;suffix&quot;: &quot;&quot;}, {&quot;dropping-particle&quot;: &quot;&quot;, &quot;family&quot;: &quot;Scheffer&quot;, &quot;given&quot;: &quot;Marten&quot;, &quot;non-dropping-particle&quot;: &quot;&quot;, &quot;parse-names&quot;: false, &quot;suffix&quot;: &quot;&quot;}], &quot;container-title&quot;: &quot;Nature&quot;, &quot;id&quot;: &quot;ITEM-3&quot;, &quot;issue&quot;: &quot;7656&quot;, &quot;issued&quot;: {&quot;date-parts&quot;: [[&quot;2017&quot;, &quot;6&quot;, &quot;1&quot;]]}, &quot;page&quot;: &quot;82-90&quot;, &quot;title&quot;: &quot;Coral reefs in the Anthropocene&quot;, &quot;type&quot;: &quot;article-journal&quot;, &quot;volume&quot;: &quot;546&quot;}, &quot;uris&quot;: [&quot;http://www.mendeley.com/documents/?uuid=82420285-971c-4997-b98b-aa191db8a068&quot;]}], &quot;mendeley&quot;: {&quot;formattedCitation&quot;: &quot;(Harborne et al. 2017; Hughes et al. 2017; Perry et al. 2018)&quot;, &quot;plainTextFormattedCitation&quot;: &quot;(Harborne et al. 2017; Hughes et al. 2017; Perry et al. 2018)&quot;, &quot;previouslyFormattedCitation&quot;: &quot;(Harborne et al. 2017; Hughes et al. 2017; Perry et al. 2018)&quot;}, &quot;properties&quot;: {&quot;noteIndex&quot;: 0}, &quot;schema&quot;: &quot;https://github.com/citation-style-language/schema/raw/master/csl-citation.json&quot;} RNDXRVOeZw2mo"/><text:span text:style-name="T9">⁠. </text:span><text:span text:style-name="T10">Although some coral reefs have demonstrated an ability to recuperate from large-scale perturbations </text:span><text:reference-mark-start text:name="ADDIN CSL_CITATION {&quot;citationItems&quot;: [{&quot;id&quot;: &quot;ITEM-1&quot;, &quot;itemData&quot;: {&quot;DOI&quot;: &quot;10.1038/nature14140&quot;, &quot;ISSN&quot;: &quot;0028-0836&quot;, &quot;abstract&quot;: &quot;An analysis of 21 coral reefs in the Indian Ocean using data across 17 years that spanned a major climatic disturbance reveals factors that predispose a coral reef to recovery or regime shift from hard corals to macroalgae; these results could foreshadow the likely outcomes of tropical coral reefs to the effects of climate change, informing management and adaptation plans. When coral reefs are damaged, their ecosystem can change so radically that a new stable state is reached. This process, known as regime shift, is occurring globally: previously super-diverse reefs are becoming dominated by macroalgae instead of coral, losing animal biodiversity and potentially ecosystem services as a result. Regime shift is not ubiquitous however, and perturbed reefs can also recover to their coral-dominated state. Nicholas Graham and colleagues used long-term data from 21 perturbed reefs in the Indo-Pacific region to examine the factors predisposing a reef to recovery or regime shift. By way of this natural experiment, they identify thresholds for characteristics such as structural complexity, water depth and fish density that predict reef responses to an extreme weather event. These results improve our understanding of one of the greatest threats to marine biodiversity and could enable pre-emptive action to mitigate climate change effects on tropical coral reefs. Climate-induced coral bleaching is among the greatest current threats to coral reefs, causing widespread loss of live coral cover1. Conditions under which reefs bounce back from bleaching events or shift from coral to algal dominance are unknown, making it difficult to predict and plan for differing reef responses under climate change2. Here we document and predict long-term reef responses to a major climate-induced coral bleaching event that caused unprecedented region-wide mortality of Indo-Pacific corals. Following loss of &gt;90% live coral cover, 12 of 21 reefs recovered towards pre-disturbance live coral states, while nine reefs underwent regime shifts to fleshy macroalgae. Functional diversity of associated reef fish communities shifted substantially following bleaching, returning towards pre-disturbance structure on recovering reefs, while becoming progressively altered on regime shifting reefs. We identified threshold values for a range of factors that accurately predicted ecosystem response to the bleaching event. Recovery was favoured when reefs were structurally complex and in deeper water, when de\u2026&quot;, &quot;author&quot;: [{&quot;dropping-particle&quot;: &quot;&quot;, &quot;family&quot;: &quot;Graham&quot;, &quot;given&quot;: &quot;Nicholas A. J.&quot;, &quot;non-dropping-particle&quot;: &quot;&quot;, &quot;parse-names&quot;: false, &quot;suffix&quot;: &quot;&quot;}, {&quot;dropping-particle&quot;: &quot;&quot;, &quot;family&quot;: &quot;Jennings&quot;, &quot;given&quot;: &quot;Simon&quot;, &quot;non-dropping-particle&quot;: &quot;&quot;, &quot;parse-names&quot;: false, &quot;suffix&quot;: &quot;&quot;}, {&quot;dropping-particle&quot;: &quot;&quot;, &quot;family&quot;: &quot;MacNeil&quot;, &quot;given&quot;: &quot;M. Aaron&quot;, &quot;non-dropping-particle&quot;: &quot;&quot;, &quot;parse-names&quot;: false, &quot;suffix&quot;: &quot;&quot;}, {&quot;dropping-particle&quot;: &quot;&quot;, &quot;family&quot;: &quot;Mouillot&quot;, &quot;given&quot;: &quot;David&quot;, &quot;non-dropping-particle&quot;: &quot;&quot;, &quot;parse-names&quot;: false, &quot;suffix&quot;: &quot;&quot;}, {&quot;dropping-particle&quot;: &quot;&quot;, &quot;family&quot;: &quot;Wilson&quot;, &quot;given&quot;: &quot;Shaun K.&quot;, &quot;non-dropping-particle&quot;: &quot;&quot;, &quot;parse-names&quot;: false, &quot;suffix&quot;: &quot;&quot;}], &quot;container-title&quot;: &quot;Nature&quot;, &quot;id&quot;: &quot;ITEM-1&quot;, &quot;issue&quot;: &quot;7537&quot;, &quot;issued&quot;: {&quot;date-parts&quot;: [[&quot;2015&quot;, &quot;2&quot;, &quot;14&quot;]]}, &quot;page&quot;: &quot;94-97&quot;, &quot;publisher&quot;: &quot;Nature Publishing Group&quot;, &quot;title&quot;: &quot;Predicting climate-driven regime shifts versus rebound potential in coral reefs&quot;, &quot;type&quot;: &quot;article-journal&quot;, &quot;volume&quot;: &quot;518&quot;}, &quot;uris&quot;: [&quot;http://www.mendeley.com/documents/?uuid=03333a81-4e88-3921-90ad-bcc71d37968a&quot;]}, {&quot;id&quot;: &quot;ITEM-2&quot;, &quot;itemData&quot;: {&quot;DOI&quot;: &quot;10.1126/science.1232310&quot;, &quot;ISSN&quot;: &quot;0036-8075&quot;, &quot;PMID&quot;: &quot;23559247&quot;, &quot;abstract&quot;: &quot;Coral reef recovery from major disturbance is hypothesized to depend on the arrival of propagules from nearby undisturbed reefs. Therefore, reefs isolated by distance or current patterns are thought to be highly vulnerable to catastrophic disturbance. We found that on an isolated reef system in north Western Australia, coral cover increased from 9% to 44% within 12 years of a coral bleaching event, despite a 94% reduction in larval supply for 6 years after the bleaching. The initial increase in coral cover was the result of high rates of growth and survival of remnant colonies, followed by a rapid increase in juvenile recruitment as colonies matured. We show that isolated reefs can recover from major disturbance, and that the benefits of their isolation from chronic anthropogenic pressures can outweigh the costs of limited connectivity.&quot;, &quot;author&quot;: [{&quot;dropping-particle&quot;: &quot;&quot;, &quot;family&quot;: &quot;Gilmour&quot;, &quot;given&quot;: &quot;James P.&quot;, &quot;non-dropping-particle&quot;: &quot;&quot;, &quot;parse-names&quot;: false, &quot;suffix&quot;: &quot;&quot;}, {&quot;dropping-particle&quot;: &quot;&quot;, &quot;family&quot;: &quot;Smith&quot;, &quot;given&quot;: &quot;Luke D.&quot;, &quot;non-dropping-particle&quot;: &quot;&quot;, &quot;parse-names&quot;: false, &quot;suffix&quot;: &quot;&quot;}, {&quot;dropping-particle&quot;: &quot;&quot;, &quot;family&quot;: &quot;Heyward&quot;, &quot;given&quot;: &quot;Andrew J.&quot;, &quot;non-dropping-particle&quot;: &quot;&quot;, &quot;parse-names&quot;: false, &quot;suffix&quot;: &quot;&quot;}, {&quot;dropping-particle&quot;: &quot;&quot;, &quot;family&quot;: &quot;Baird&quot;, &quot;given&quot;: &quot;Andrew H.&quot;, &quot;non-dropping-particle&quot;: &quot;&quot;, &quot;parse-names&quot;: false, &quot;suffix&quot;: &quot;&quot;}, {&quot;dropping-particle&quot;: &quot;&quot;, &quot;family&quot;: &quot;Pratchett&quot;, &quot;given&quot;: &quot;Morgan S.&quot;, &quot;non-dropping-particle&quot;: &quot;&quot;, &quot;parse-names&quot;: false, &quot;suffix&quot;: &quot;&quot;}], &quot;container-title&quot;: &quot;Science&quot;, &quot;id&quot;: &quot;ITEM-2&quot;, &quot;issue&quot;: &quot;6128&quot;, &quot;issued&quot;: {&quot;date-parts&quot;: [[&quot;2013&quot;, &quot;4&quot;, &quot;5&quot;]]}, &quot;page&quot;: &quot;69-71&quot;, &quot;title&quot;: &quot;Recovery of an Isolated Coral Reef System Following Severe Disturbance&quot;, &quot;type&quot;: &quot;article-journal&quot;, &quot;volume&quot;: &quot;340&quot;}, &quot;uris&quot;: [&quot;http://www.mendeley.com/documents/?uuid=3909c124-6cba-469b-ba3f-c55d75b2e7fd&quot;]}], &quot;mendeley&quot;: {&quot;formattedCitation&quot;: &quot;(Gilmour et al. 2013; Graham et al. 2015)&quot;, &quot;plainTextFormattedCitation&quot;: &quot;(Gilmour et al. 2013; Graham et al. 2015)&quot;, &quot;previouslyFormattedCitation&quot;: &quot;(Gilmour et al. 2013; Graham et al. 2015)&quot;}, &quot;properties&quot;: {&quot;noteIndex&quot;: 0}, &quot;schema&quot;: &quot;https://github.com/citation-style-language/schema/raw/master/csl-citation.json&quot;} RNDfer4bBIZE2"/><text:span text:style-name="T22">(Gilmour et al. 2013; Graham et al. 2015)</text:span><text:reference-mark-end text:name="ADDIN CSL_CITATION {&quot;citationItems&quot;: [{&quot;id&quot;: &quot;ITEM-1&quot;, &quot;itemData&quot;: {&quot;DOI&quot;: &quot;10.1038/nature14140&quot;, &quot;ISSN&quot;: &quot;0028-0836&quot;, &quot;abstract&quot;: &quot;An analysis of 21 coral reefs in the Indian Ocean using data across 17 years that spanned a major climatic disturbance reveals factors that predispose a coral reef to recovery or regime shift from hard corals to macroalgae; these results could foreshadow the likely outcomes of tropical coral reefs to the effects of climate change, informing management and adaptation plans. When coral reefs are damaged, their ecosystem can change so radically that a new stable state is reached. This process, known as regime shift, is occurring globally: previously super-diverse reefs are becoming dominated by macroalgae instead of coral, losing animal biodiversity and potentially ecosystem services as a result. Regime shift is not ubiquitous however, and perturbed reefs can also recover to their coral-dominated state. Nicholas Graham and colleagues used long-term data from 21 perturbed reefs in the Indo-Pacific region to examine the factors predisposing a reef to recovery or regime shift. By way of this natural experiment, they identify thresholds for characteristics such as structural complexity, water depth and fish density that predict reef responses to an extreme weather event. These results improve our understanding of one of the greatest threats to marine biodiversity and could enable pre-emptive action to mitigate climate change effects on tropical coral reefs. Climate-induced coral bleaching is among the greatest current threats to coral reefs, causing widespread loss of live coral cover1. Conditions under which reefs bounce back from bleaching events or shift from coral to algal dominance are unknown, making it difficult to predict and plan for differing reef responses under climate change2. Here we document and predict long-term reef responses to a major climate-induced coral bleaching event that caused unprecedented region-wide mortality of Indo-Pacific corals. Following loss of &gt;90% live coral cover, 12 of 21 reefs recovered towards pre-disturbance live coral states, while nine reefs underwent regime shifts to fleshy macroalgae. Functional diversity of associated reef fish communities shifted substantially following bleaching, returning towards pre-disturbance structure on recovering reefs, while becoming progressively altered on regime shifting reefs. We identified threshold values for a range of factors that accurately predicted ecosystem response to the bleaching event. Recovery was favoured when reefs were structurally complex and in deeper water, when de\u2026&quot;, &quot;author&quot;: [{&quot;dropping-particle&quot;: &quot;&quot;, &quot;family&quot;: &quot;Graham&quot;, &quot;given&quot;: &quot;Nicholas A. J.&quot;, &quot;non-dropping-particle&quot;: &quot;&quot;, &quot;parse-names&quot;: false, &quot;suffix&quot;: &quot;&quot;}, {&quot;dropping-particle&quot;: &quot;&quot;, &quot;family&quot;: &quot;Jennings&quot;, &quot;given&quot;: &quot;Simon&quot;, &quot;non-dropping-particle&quot;: &quot;&quot;, &quot;parse-names&quot;: false, &quot;suffix&quot;: &quot;&quot;}, {&quot;dropping-particle&quot;: &quot;&quot;, &quot;family&quot;: &quot;MacNeil&quot;, &quot;given&quot;: &quot;M. Aaron&quot;, &quot;non-dropping-particle&quot;: &quot;&quot;, &quot;parse-names&quot;: false, &quot;suffix&quot;: &quot;&quot;}, {&quot;dropping-particle&quot;: &quot;&quot;, &quot;family&quot;: &quot;Mouillot&quot;, &quot;given&quot;: &quot;David&quot;, &quot;non-dropping-particle&quot;: &quot;&quot;, &quot;parse-names&quot;: false, &quot;suffix&quot;: &quot;&quot;}, {&quot;dropping-particle&quot;: &quot;&quot;, &quot;family&quot;: &quot;Wilson&quot;, &quot;given&quot;: &quot;Shaun K.&quot;, &quot;non-dropping-particle&quot;: &quot;&quot;, &quot;parse-names&quot;: false, &quot;suffix&quot;: &quot;&quot;}], &quot;container-title&quot;: &quot;Nature&quot;, &quot;id&quot;: &quot;ITEM-1&quot;, &quot;issue&quot;: &quot;7537&quot;, &quot;issued&quot;: {&quot;date-parts&quot;: [[&quot;2015&quot;, &quot;2&quot;, &quot;14&quot;]]}, &quot;page&quot;: &quot;94-97&quot;, &quot;publisher&quot;: &quot;Nature Publishing Group&quot;, &quot;title&quot;: &quot;Predicting climate-driven regime shifts versus rebound potential in coral reefs&quot;, &quot;type&quot;: &quot;article-journal&quot;, &quot;volume&quot;: &quot;518&quot;}, &quot;uris&quot;: [&quot;http://www.mendeley.com/documents/?uuid=03333a81-4e88-3921-90ad-bcc71d37968a&quot;]}, {&quot;id&quot;: &quot;ITEM-2&quot;, &quot;itemData&quot;: {&quot;DOI&quot;: &quot;10.1126/science.1232310&quot;, &quot;ISSN&quot;: &quot;0036-8075&quot;, &quot;PMID&quot;: &quot;23559247&quot;, &quot;abstract&quot;: &quot;Coral reef recovery from major disturbance is hypothesized to depend on the arrival of propagules from nearby undisturbed reefs. Therefore, reefs isolated by distance or current patterns are thought to be highly vulnerable to catastrophic disturbance. We found that on an isolated reef system in north Western Australia, coral cover increased from 9% to 44% within 12 years of a coral bleaching event, despite a 94% reduction in larval supply for 6 years after the bleaching. The initial increase in coral cover was the result of high rates of growth and survival of remnant colonies, followed by a rapid increase in juvenile recruitment as colonies matured. We show that isolated reefs can recover from major disturbance, and that the benefits of their isolation from chronic anthropogenic pressures can outweigh the costs of limited connectivity.&quot;, &quot;author&quot;: [{&quot;dropping-particle&quot;: &quot;&quot;, &quot;family&quot;: &quot;Gilmour&quot;, &quot;given&quot;: &quot;James P.&quot;, &quot;non-dropping-particle&quot;: &quot;&quot;, &quot;parse-names&quot;: false, &quot;suffix&quot;: &quot;&quot;}, {&quot;dropping-particle&quot;: &quot;&quot;, &quot;family&quot;: &quot;Smith&quot;, &quot;given&quot;: &quot;Luke D.&quot;, &quot;non-dropping-particle&quot;: &quot;&quot;, &quot;parse-names&quot;: false, &quot;suffix&quot;: &quot;&quot;}, {&quot;dropping-particle&quot;: &quot;&quot;, &quot;family&quot;: &quot;Heyward&quot;, &quot;given&quot;: &quot;Andrew J.&quot;, &quot;non-dropping-particle&quot;: &quot;&quot;, &quot;parse-names&quot;: false, &quot;suffix&quot;: &quot;&quot;}, {&quot;dropping-particle&quot;: &quot;&quot;, &quot;family&quot;: &quot;Baird&quot;, &quot;given&quot;: &quot;Andrew H.&quot;, &quot;non-dropping-particle&quot;: &quot;&quot;, &quot;parse-names&quot;: false, &quot;suffix&quot;: &quot;&quot;}, {&quot;dropping-particle&quot;: &quot;&quot;, &quot;family&quot;: &quot;Pratchett&quot;, &quot;given&quot;: &quot;Morgan S.&quot;, &quot;non-dropping-particle&quot;: &quot;&quot;, &quot;parse-names&quot;: false, &quot;suffix&quot;: &quot;&quot;}], &quot;container-title&quot;: &quot;Science&quot;, &quot;id&quot;: &quot;ITEM-2&quot;, &quot;issue&quot;: &quot;6128&quot;, &quot;issued&quot;: {&quot;date-parts&quot;: [[&quot;2013&quot;, &quot;4&quot;, &quot;5&quot;]]}, &quot;page&quot;: &quot;69-71&quot;, &quot;title&quot;: &quot;Recovery of an Isolated Coral Reef System Following Severe Disturbance&quot;, &quot;type&quot;: &quot;article-journal&quot;, &quot;volume&quot;: &quot;340&quot;}, &quot;uris&quot;: [&quot;http://www.mendeley.com/documents/?uuid=3909c124-6cba-469b-ba3f-c55d75b2e7fd&quot;]}], &quot;mendeley&quot;: {&quot;formattedCitation&quot;: &quot;(Gilmour et al. 2013; Graham et al. 2015)&quot;, &quot;plainTextFormattedCitation&quot;: &quot;(Gilmour et al. 2013; Graham et al. 2015)&quot;, &quot;previouslyFormattedCitation&quot;: &quot;(Gilmour et al. 2013; Graham et al. 2015)&quot;}, &quot;properties&quot;: {&quot;noteIndex&quot;: 0}, &quot;schema&quot;: &quot;https://github.com/citation-style-language/schema/raw/master/csl-citation.json&quot;} RNDfer4bBIZE2"/><text:span text:style-name="T10">⁠, </text:span><text:span text:style-name="T11">many reef ecosystems are exhibiting a</text:span><text:span text:style-name="T12">n</text:span><text:span text:style-name="T11"> overall decline in live coral cover </text:span><text:reference-mark-start text:name="ADDIN CSL_CITATION {&quot;citationItems&quot;: [{&quot;id&quot;: &quot;ITEM-1&quot;, &quot;itemData&quot;: {&quot;DOI&quot;: &quot;10.1111/cobi.12725&quot;, &quot;ISSN&quot;: &quot;08888892&quot;, &quot;author&quot;: [{&quot;dropping-particle&quot;: &quot;&quot;, &quot;family&quot;: &quot;Kuffner&quot;, &quot;given&quot;: &quot;Ilsa B.&quot;, &quot;non-dropping-particle&quot;: &quot;&quot;, &quot;parse-names&quot;: false, &quot;suffix&quot;: &quot;&quot;}, {&quot;dropping-particle&quot;: &quot;&quot;, &quot;family&quot;: &quot;Toth&quot;, &quot;given&quot;: &quot;Lauren T.&quot;, &quot;non-dropping-particle&quot;: &quot;&quot;, &quot;parse-names&quot;: false, &quot;suffix&quot;: &quot;&quot;}], &quot;container-title&quot;: &quot;Conservation Biology&quot;, &quot;id&quot;: &quot;ITEM-1&quot;, &quot;issue&quot;: &quot;4&quot;, &quot;issued&quot;: {&quot;date-parts&quot;: [[&quot;2016&quot;, &quot;8&quot;, &quot;1&quot;]]}, &quot;page&quot;: &quot;706-715&quot;, &quot;publisher&quot;: &quot;John Wiley &amp; Sons, Ltd (10.1111)&quot;, &quot;title&quot;: &quot;A geological perspective on the degradation and conservation of western Atlantic coral reefs&quot;, &quot;type&quot;: &quot;article-journal&quot;, &quot;volume&quot;: &quot;30&quot;}, &quot;uris&quot;: [&quot;http://www.mendeley.com/documents/?uuid=882df6a0-9ae4-388a-bab9-7933f4eff9ed&quot;]}, {&quot;id&quot;: &quot;ITEM-2&quot;, &quot;itemData&quot;: {&quot;DOI&quot;: &quot;10.1007/s00338-019-01853-1&quot;, &quot;ISSN&quot;: &quot;0722-4028&quot;, &quot;author&quot;: [{&quot;dropping-particle&quot;: &quot;&quot;, &quot;family&quot;: &quot;Cerutti&quot;, &quot;given&quot;: &quot;Julia M. B.&quot;, &quot;non-dropping-particle&quot;: &quot;&quot;, &quot;parse-names&quot;: false, &quot;suffix&quot;: &quot;&quot;}, {&quot;dropping-particle&quot;: &quot;&quot;, &quot;family&quot;: &quot;Burt&quot;, &quot;given&quot;: &quot;April J.&quot;, &quot;non-dropping-particle&quot;: &quot;&quot;, &quot;parse-names&quot;: false, &quot;suffix&quot;: &quot;&quot;}, {&quot;dropping-particle&quot;: &quot;&quot;, &quot;family&quot;: &quot;Haupt&quot;, &quot;given&quot;: &quot;Philip&quot;, &quot;non-dropping-particle&quot;: &quot;&quot;, &quot;parse-names&quot;: false, &quot;suffix&quot;: &quot;&quot;}, {&quot;dropping-particle&quot;: &quot;&quot;, &quot;family&quot;: &quot;Bunbury&quot;, &quot;given&quot;: &quot;Nancy&quot;, &quot;non-dropping-particle&quot;: &quot;&quot;, &quot;parse-names&quot;: false, &quot;suffix&quot;: &quot;&quot;}, {&quot;dropping-particle&quot;: &quot;&quot;, &quot;family&quot;: &quot;Mumby&quot;, &quot;given&quot;: &quot;Peter J.&quot;, &quot;non-dropping-particle&quot;: &quot;&quot;, &quot;parse-names&quot;: false, &quot;suffix&quot;: &quot;&quot;}, {&quot;dropping-particle&quot;: &quot;&quot;, &quot;family&quot;: &quot;Schaepman-Strub&quot;, &quot;given&quot;: &quot;Gabriela&quot;, &quot;non-dropping-particle&quot;: &quot;&quot;, &quot;parse-names&quot;: false, &quot;suffix&quot;: &quot;&quot;}], &quot;container-title&quot;: &quot;Coral Reefs&quot;, &quot;id&quot;: &quot;ITEM-2&quot;, &quot;issued&quot;: {&quot;date-parts&quot;: [[&quot;2019&quot;, &quot;9&quot;, &quot;11&quot;]]}, &quot;page&quot;: &quot;1-12&quot;, &quot;publisher&quot;: &quot;Springer Berlin Heidelberg&quot;, &quot;title&quot;: &quot;Impacts of the 2014\u20132017 global bleaching event on a protected remote atoll in the Western Indian Ocean&quot;, &quot;type&quot;: &quot;article-journal&quot;}, &quot;uris&quot;: [&quot;http://www.mendeley.com/documents/?uuid=b303fad1-fc59-377e-915d-b6785e9762b8&quot;]}, {&quot;id&quot;: &quot;ITEM-3&quot;, &quot;itemData&quot;: {&quot;DOI&quot;: &quot;10.1007/s10872-017-0422-4&quot;, &quot;ISSN&quot;: &quot;0916-8370&quot;, &quot;author&quot;: [{&quot;dropping-particle&quot;: &quot;&quot;, &quot;family&quot;: &quot;Yasir Haya&quot;, &quot;given&quot;: &quot;La Ode Muhammad&quot;, &quot;non-dropping-particle&quot;: &quot;&quot;, &quot;parse-names&quot;: false, &quot;suffix&quot;: &quot;&quot;}, {&quot;dropping-particle&quot;: &quot;&quot;, &quot;family&quot;: &quot;Fujii&quot;, &quot;given&quot;: &quot;Masahiko&quot;, &quot;non-dropping-particle&quot;: &quot;&quot;, &quot;parse-names&quot;: false, &quot;suffix&quot;: &quot;&quot;}], &quot;container-title&quot;: &quot;Journal of Oceanography&quot;, &quot;id&quot;: &quot;ITEM-3&quot;, &quot;issue&quot;: &quot;5&quot;, &quot;issued&quot;: {&quot;date-parts&quot;: [[&quot;2017&quot;, &quot;10&quot;, &quot;29&quot;]]}, &quot;page&quot;: &quot;623-645&quot;, &quot;publisher&quot;: &quot;Springer Japan&quot;, &quot;title&quot;: &quot;Mapping the change of coral reefs using remote sensing and in situ measurements: a case study in Pangkajene and Kepulauan Regency, Spermonde Archipelago, Indonesia&quot;, &quot;type&quot;: &quot;article-journal&quot;, &quot;volume&quot;: &quot;73&quot;}, &quot;uris&quot;: [&quot;http://www.mendeley.com/documents/?uuid=8efe90a6-917b-3169-979d-1d5b5952b856&quot;]}, {&quot;id&quot;: &quot;ITEM-4&quot;, &quot;itemData&quot;: {&quot;DOI&quot;: &quot;10.1111/maec.12382&quot;, &quot;ISSN&quot;: &quot;01739565&quot;, &quot;author&quot;: [{&quot;dropping-particle&quot;: &quot;&quot;, &quot;family&quot;: &quot;Tkachenko&quot;, &quot;given&quot;: &quot;Konstantin S.&quot;, &quot;non-dropping-particle&quot;: &quot;&quot;, &quot;parse-names&quot;: false, &quot;suffix&quot;: &quot;&quot;}, {&quot;dropping-particle&quot;: &quot;&quot;, &quot;family&quot;: &quot;Britayev&quot;, &quot;given&quot;: &quot;Temir A.&quot;, &quot;non-dropping-particle&quot;: &quot;&quot;, &quot;parse-names&quot;: false, &quot;suffix&quot;: &quot;&quot;}, {&quot;dropping-particle&quot;: &quot;&quot;, &quot;family&quot;: &quot;Huan&quot;, &quot;given&quot;: &quot;Nguyen H.&quot;, &quot;non-dropping-particle&quot;: &quot;&quot;, &quot;parse-names&quot;: false, &quot;suffix&quot;: &quot;&quot;}, {&quot;dropping-particle&quot;: &quot;V.&quot;, &quot;family&quot;: &quot;Pereladov&quot;, &quot;given&quot;: &quot;Mikhail&quot;, &quot;non-dropping-particle&quot;: &quot;&quot;, &quot;parse-names&quot;: false, &quot;suffix&quot;: &quot;&quot;}, {&quot;dropping-particle&quot;: &quot;&quot;, &quot;family&quot;: &quot;Latypov&quot;, &quot;given&quot;: &quot;Yuri Y.&quot;, &quot;non-dropping-particle&quot;: &quot;&quot;, &quot;parse-names&quot;: false, &quot;suffix&quot;: &quot;&quot;}], &quot;container-title&quot;: &quot;Marine Ecology&quot;, &quot;id&quot;: &quot;ITEM-4&quot;, &quot;issue&quot;: &quot;5&quot;, &quot;issued&quot;: {&quot;date-parts&quot;: [[&quot;2016&quot;, &quot;10&quot;, &quot;1&quot;]]}, &quot;page&quot;: &quot;1131-1146&quot;, &quot;publisher&quot;: &quot;John Wiley &amp; Sons, Ltd (10.1111)&quot;, &quot;title&quot;: &quot;Influence of anthropogenic pressure and seasonal upwelling on coral reefs in Nha Trang Bay (Central Vietnam)&quot;, &quot;type&quot;: &quot;article-journal&quot;, &quot;volume&quot;: &quot;37&quot;}, &quot;uris&quot;: [&quot;http://www.mendeley.com/documents/?uuid=99ec6c3d-2f1f-3cd4-8f6c-e76b552e3218&quot;]}, {&quot;id&quot;: &quot;ITEM-5&quot;, &quot;itemData&quot;: {&quot;DOI&quot;: &quot;10.1111/gcb.12792&quot;, &quot;ISSN&quot;: &quot;13541013&quot;, &quot;author&quot;: [{&quot;dropping-particle&quot;: &quot;&quot;, &quot;family&quot;: &quot;Perry&quot;, &quot;given&quot;: &quot;Chris T.&quot;, &quot;non-dropping-particle&quot;: &quot;&quot;, &quot;parse-names&quot;: false, &quot;suffix&quot;: &quot;&quot;}, {&quot;dropping-particle&quot;: &quot;&quot;, &quot;family&quot;: &quot;Steneck&quot;, &quot;given&quot;: &quot;Robert S.&quot;, &quot;non-dropping-particle&quot;: &quot;&quot;, &quot;parse-names&quot;: false, &quot;suffix&quot;: &quot;&quot;}, {&quot;dropping-particle&quot;: &quot;&quot;, &quot;family&quot;: &quot;Murphy&quot;, &quot;given&quot;: &quot;Gary N.&quot;, &quot;non-dropping-particle&quot;: &quot;&quot;, &quot;parse-names&quot;: false, &quot;suffix&quot;: &quot;&quot;}, {&quot;dropping-particle&quot;: &quot;&quot;, &quot;family&quot;: &quot;Kench&quot;, &quot;given&quot;: &quot;Paul S.&quot;, &quot;non-dropping-particle&quot;: &quot;&quot;, &quot;parse-names&quot;: false, &quot;suffix&quot;: &quot;&quot;}, {&quot;dropping-particle&quot;: &quot;&quot;, &quot;family&quot;: &quot;Edinger&quot;, &quot;given&quot;: &quot;Evan N.&quot;, &quot;non-dropping-particle&quot;: &quot;&quot;, &quot;parse-names&quot;: false, &quot;suffix&quot;: &quot;&quot;}, {&quot;dropping-particle&quot;: &quot;&quot;, &quot;family&quot;: &quot;Smithers&quot;, &quot;given&quot;: &quot;Scott G.&quot;, &quot;non-dropping-particle&quot;: &quot;&quot;, &quot;parse-names&quot;: false, &quot;suffix&quot;: &quot;&quot;}, {&quot;dropping-particle&quot;: &quot;&quot;, &quot;family&quot;: &quot;Mumby&quot;, &quot;given&quot;: &quot;Peter J.&quot;, &quot;non-dropping-particle&quot;: &quot;&quot;, &quot;parse-names&quot;: false, &quot;suffix&quot;: &quot;&quot;}], &quot;container-title&quot;: &quot;Global Change Biology&quot;, &quot;id&quot;: &quot;ITEM-5&quot;, &quot;issue&quot;: &quot;3&quot;, &quot;issued&quot;: {&quot;date-parts&quot;: [[&quot;2015&quot;, &quot;3&quot;, &quot;1&quot;]]}, &quot;page&quot;: &quot;1153-1164&quot;, &quot;publisher&quot;: &quot;John Wiley &amp; Sons, Ltd (10.1111)&quot;, &quot;title&quot;: &quot;Regional-scale dominance of non-framework building corals on Caribbean reefs affects carbonate production and future reef growth&quot;, &quot;type&quot;: &quot;article-journal&quot;, &quot;volume&quot;: &quot;21&quot;}, &quot;uris&quot;: [&quot;http://www.mendeley.com/documents/?uuid=b9b1c2cf-ed18-3e53-b402-9ffa47ae16cf&quot;]}], &quot;mendeley&quot;: {&quot;formattedCitation&quot;: &quot;(Perry et al. 2015; Kuffner &amp; Toth 2016; Tkachenko et al. 2016; Yasir Haya &amp; Fujii 2017; Cerutti et al. 2019)&quot;, &quot;plainTextFormattedCitation&quot;: &quot;(Perry et al. 2015; Kuffner &amp; Toth 2016; Tkachenko et al. 2016; Yasir Haya &amp; Fujii 2017; Cerutti et al. 2019)&quot;, &quot;previouslyFormattedCitation&quot;: &quot;(Perry et al. 2015; Kuffner &amp; Toth 2016; Tkachenko et al. 2016; Yasir Haya &amp; Fujii 2017; Cerutti et al. 2019)&quot;}, &quot;properties&quot;: {&quot;noteIndex&quot;: 0}, &quot;schema&quot;: &quot;https://github.com/citation-style-language/schema/raw/master/csl-citation.json&quot;} RNDKhHwK6ifBI"/><text:span text:style-name="T23">(Perry et al. 2015; Kuffner &amp; Toth 2016; Tkachenko et al. 2016; Yasir Haya &amp; Fujii 2017; Cerutti et al. 2019)</text:span><text:reference-mark-end text:name="ADDIN CSL_CITATION {&quot;citationItems&quot;: [{&quot;id&quot;: &quot;ITEM-1&quot;, &quot;itemData&quot;: {&quot;DOI&quot;: &quot;10.1111/cobi.12725&quot;, &quot;ISSN&quot;: &quot;08888892&quot;, &quot;author&quot;: [{&quot;dropping-particle&quot;: &quot;&quot;, &quot;family&quot;: &quot;Kuffner&quot;, &quot;given&quot;: &quot;Ilsa B.&quot;, &quot;non-dropping-particle&quot;: &quot;&quot;, &quot;parse-names&quot;: false, &quot;suffix&quot;: &quot;&quot;}, {&quot;dropping-particle&quot;: &quot;&quot;, &quot;family&quot;: &quot;Toth&quot;, &quot;given&quot;: &quot;Lauren T.&quot;, &quot;non-dropping-particle&quot;: &quot;&quot;, &quot;parse-names&quot;: false, &quot;suffix&quot;: &quot;&quot;}], &quot;container-title&quot;: &quot;Conservation Biology&quot;, &quot;id&quot;: &quot;ITEM-1&quot;, &quot;issue&quot;: &quot;4&quot;, &quot;issued&quot;: {&quot;date-parts&quot;: [[&quot;2016&quot;, &quot;8&quot;, &quot;1&quot;]]}, &quot;page&quot;: &quot;706-715&quot;, &quot;publisher&quot;: &quot;John Wiley &amp; Sons, Ltd (10.1111)&quot;, &quot;title&quot;: &quot;A geological perspective on the degradation and conservation of western Atlantic coral reefs&quot;, &quot;type&quot;: &quot;article-journal&quot;, &quot;volume&quot;: &quot;30&quot;}, &quot;uris&quot;: [&quot;http://www.mendeley.com/documents/?uuid=882df6a0-9ae4-388a-bab9-7933f4eff9ed&quot;]}, {&quot;id&quot;: &quot;ITEM-2&quot;, &quot;itemData&quot;: {&quot;DOI&quot;: &quot;10.1007/s00338-019-01853-1&quot;, &quot;ISSN&quot;: &quot;0722-4028&quot;, &quot;author&quot;: [{&quot;dropping-particle&quot;: &quot;&quot;, &quot;family&quot;: &quot;Cerutti&quot;, &quot;given&quot;: &quot;Julia M. B.&quot;, &quot;non-dropping-particle&quot;: &quot;&quot;, &quot;parse-names&quot;: false, &quot;suffix&quot;: &quot;&quot;}, {&quot;dropping-particle&quot;: &quot;&quot;, &quot;family&quot;: &quot;Burt&quot;, &quot;given&quot;: &quot;April J.&quot;, &quot;non-dropping-particle&quot;: &quot;&quot;, &quot;parse-names&quot;: false, &quot;suffix&quot;: &quot;&quot;}, {&quot;dropping-particle&quot;: &quot;&quot;, &quot;family&quot;: &quot;Haupt&quot;, &quot;given&quot;: &quot;Philip&quot;, &quot;non-dropping-particle&quot;: &quot;&quot;, &quot;parse-names&quot;: false, &quot;suffix&quot;: &quot;&quot;}, {&quot;dropping-particle&quot;: &quot;&quot;, &quot;family&quot;: &quot;Bunbury&quot;, &quot;given&quot;: &quot;Nancy&quot;, &quot;non-dropping-particle&quot;: &quot;&quot;, &quot;parse-names&quot;: false, &quot;suffix&quot;: &quot;&quot;}, {&quot;dropping-particle&quot;: &quot;&quot;, &quot;family&quot;: &quot;Mumby&quot;, &quot;given&quot;: &quot;Peter J.&quot;, &quot;non-dropping-particle&quot;: &quot;&quot;, &quot;parse-names&quot;: false, &quot;suffix&quot;: &quot;&quot;}, {&quot;dropping-particle&quot;: &quot;&quot;, &quot;family&quot;: &quot;Schaepman-Strub&quot;, &quot;given&quot;: &quot;Gabriela&quot;, &quot;non-dropping-particle&quot;: &quot;&quot;, &quot;parse-names&quot;: false, &quot;suffix&quot;: &quot;&quot;}], &quot;container-title&quot;: &quot;Coral Reefs&quot;, &quot;id&quot;: &quot;ITEM-2&quot;, &quot;issued&quot;: {&quot;date-parts&quot;: [[&quot;2019&quot;, &quot;9&quot;, &quot;11&quot;]]}, &quot;page&quot;: &quot;1-12&quot;, &quot;publisher&quot;: &quot;Springer Berlin Heidelberg&quot;, &quot;title&quot;: &quot;Impacts of the 2014\u20132017 global bleaching event on a protected remote atoll in the Western Indian Ocean&quot;, &quot;type&quot;: &quot;article-journal&quot;}, &quot;uris&quot;: [&quot;http://www.mendeley.com/documents/?uuid=b303fad1-fc59-377e-915d-b6785e9762b8&quot;]}, {&quot;id&quot;: &quot;ITEM-3&quot;, &quot;itemData&quot;: {&quot;DOI&quot;: &quot;10.1007/s10872-017-0422-4&quot;, &quot;ISSN&quot;: &quot;0916-8370&quot;, &quot;author&quot;: [{&quot;dropping-particle&quot;: &quot;&quot;, &quot;family&quot;: &quot;Yasir Haya&quot;, &quot;given&quot;: &quot;La Ode Muhammad&quot;, &quot;non-dropping-particle&quot;: &quot;&quot;, &quot;parse-names&quot;: false, &quot;suffix&quot;: &quot;&quot;}, {&quot;dropping-particle&quot;: &quot;&quot;, &quot;family&quot;: &quot;Fujii&quot;, &quot;given&quot;: &quot;Masahiko&quot;, &quot;non-dropping-particle&quot;: &quot;&quot;, &quot;parse-names&quot;: false, &quot;suffix&quot;: &quot;&quot;}], &quot;container-title&quot;: &quot;Journal of Oceanography&quot;, &quot;id&quot;: &quot;ITEM-3&quot;, &quot;issue&quot;: &quot;5&quot;, &quot;issued&quot;: {&quot;date-parts&quot;: [[&quot;2017&quot;, &quot;10&quot;, &quot;29&quot;]]}, &quot;page&quot;: &quot;623-645&quot;, &quot;publisher&quot;: &quot;Springer Japan&quot;, &quot;title&quot;: &quot;Mapping the change of coral reefs using remote sensing and in situ measurements: a case study in Pangkajene and Kepulauan Regency, Spermonde Archipelago, Indonesia&quot;, &quot;type&quot;: &quot;article-journal&quot;, &quot;volume&quot;: &quot;73&quot;}, &quot;uris&quot;: [&quot;http://www.mendeley.com/documents/?uuid=8efe90a6-917b-3169-979d-1d5b5952b856&quot;]}, {&quot;id&quot;: &quot;ITEM-4&quot;, &quot;itemData&quot;: {&quot;DOI&quot;: &quot;10.1111/maec.12382&quot;, &quot;ISSN&quot;: &quot;01739565&quot;, &quot;author&quot;: [{&quot;dropping-particle&quot;: &quot;&quot;, &quot;family&quot;: &quot;Tkachenko&quot;, &quot;given&quot;: &quot;Konstantin S.&quot;, &quot;non-dropping-particle&quot;: &quot;&quot;, &quot;parse-names&quot;: false, &quot;suffix&quot;: &quot;&quot;}, {&quot;dropping-particle&quot;: &quot;&quot;, &quot;family&quot;: &quot;Britayev&quot;, &quot;given&quot;: &quot;Temir A.&quot;, &quot;non-dropping-particle&quot;: &quot;&quot;, &quot;parse-names&quot;: false, &quot;suffix&quot;: &quot;&quot;}, {&quot;dropping-particle&quot;: &quot;&quot;, &quot;family&quot;: &quot;Huan&quot;, &quot;given&quot;: &quot;Nguyen H.&quot;, &quot;non-dropping-particle&quot;: &quot;&quot;, &quot;parse-names&quot;: false, &quot;suffix&quot;: &quot;&quot;}, {&quot;dropping-particle&quot;: &quot;V.&quot;, &quot;family&quot;: &quot;Pereladov&quot;, &quot;given&quot;: &quot;Mikhail&quot;, &quot;non-dropping-particle&quot;: &quot;&quot;, &quot;parse-names&quot;: false, &quot;suffix&quot;: &quot;&quot;}, {&quot;dropping-particle&quot;: &quot;&quot;, &quot;family&quot;: &quot;Latypov&quot;, &quot;given&quot;: &quot;Yuri Y.&quot;, &quot;non-dropping-particle&quot;: &quot;&quot;, &quot;parse-names&quot;: false, &quot;suffix&quot;: &quot;&quot;}], &quot;container-title&quot;: &quot;Marine Ecology&quot;, &quot;id&quot;: &quot;ITEM-4&quot;, &quot;issue&quot;: &quot;5&quot;, &quot;issued&quot;: {&quot;date-parts&quot;: [[&quot;2016&quot;, &quot;10&quot;, &quot;1&quot;]]}, &quot;page&quot;: &quot;1131-1146&quot;, &quot;publisher&quot;: &quot;John Wiley &amp; Sons, Ltd (10.1111)&quot;, &quot;title&quot;: &quot;Influence of anthropogenic pressure and seasonal upwelling on coral reefs in Nha Trang Bay (Central Vietnam)&quot;, &quot;type&quot;: &quot;article-journal&quot;, &quot;volume&quot;: &quot;37&quot;}, &quot;uris&quot;: [&quot;http://www.mendeley.com/documents/?uuid=99ec6c3d-2f1f-3cd4-8f6c-e76b552e3218&quot;]}, {&quot;id&quot;: &quot;ITEM-5&quot;, &quot;itemData&quot;: {&quot;DOI&quot;: &quot;10.1111/gcb.12792&quot;, &quot;ISSN&quot;: &quot;13541013&quot;, &quot;author&quot;: [{&quot;dropping-particle&quot;: &quot;&quot;, &quot;family&quot;: &quot;Perry&quot;, &quot;given&quot;: &quot;Chris T.&quot;, &quot;non-dropping-particle&quot;: &quot;&quot;, &quot;parse-names&quot;: false, &quot;suffix&quot;: &quot;&quot;}, {&quot;dropping-particle&quot;: &quot;&quot;, &quot;family&quot;: &quot;Steneck&quot;, &quot;given&quot;: &quot;Robert S.&quot;, &quot;non-dropping-particle&quot;: &quot;&quot;, &quot;parse-names&quot;: false, &quot;suffix&quot;: &quot;&quot;}, {&quot;dropping-particle&quot;: &quot;&quot;, &quot;family&quot;: &quot;Murphy&quot;, &quot;given&quot;: &quot;Gary N.&quot;, &quot;non-dropping-particle&quot;: &quot;&quot;, &quot;parse-names&quot;: false, &quot;suffix&quot;: &quot;&quot;}, {&quot;dropping-particle&quot;: &quot;&quot;, &quot;family&quot;: &quot;Kench&quot;, &quot;given&quot;: &quot;Paul S.&quot;, &quot;non-dropping-particle&quot;: &quot;&quot;, &quot;parse-names&quot;: false, &quot;suffix&quot;: &quot;&quot;}, {&quot;dropping-particle&quot;: &quot;&quot;, &quot;family&quot;: &quot;Edinger&quot;, &quot;given&quot;: &quot;Evan N.&quot;, &quot;non-dropping-particle&quot;: &quot;&quot;, &quot;parse-names&quot;: false, &quot;suffix&quot;: &quot;&quot;}, {&quot;dropping-particle&quot;: &quot;&quot;, &quot;family&quot;: &quot;Smithers&quot;, &quot;given&quot;: &quot;Scott G.&quot;, &quot;non-dropping-particle&quot;: &quot;&quot;, &quot;parse-names&quot;: false, &quot;suffix&quot;: &quot;&quot;}, {&quot;dropping-particle&quot;: &quot;&quot;, &quot;family&quot;: &quot;Mumby&quot;, &quot;given&quot;: &quot;Peter J.&quot;, &quot;non-dropping-particle&quot;: &quot;&quot;, &quot;parse-names&quot;: false, &quot;suffix&quot;: &quot;&quot;}], &quot;container-title&quot;: &quot;Global Change Biology&quot;, &quot;id&quot;: &quot;ITEM-5&quot;, &quot;issue&quot;: &quot;3&quot;, &quot;issued&quot;: {&quot;date-parts&quot;: [[&quot;2015&quot;, &quot;3&quot;, &quot;1&quot;]]}, &quot;page&quot;: &quot;1153-1164&quot;, &quot;publisher&quot;: &quot;John Wiley &amp; Sons, Ltd (10.1111)&quot;, &quot;title&quot;: &quot;Regional-scale dominance of non-framework building corals on Caribbean reefs affects carbonate production and future reef growth&quot;, &quot;type&quot;: &quot;article-journal&quot;, &quot;volume&quot;: &quot;21&quot;}, &quot;uris&quot;: [&quot;http://www.mendeley.com/documents/?uuid=b9b1c2cf-ed18-3e53-b402-9ffa47ae16cf&quot;]}], &quot;mendeley&quot;: {&quot;formattedCitation&quot;: &quot;(Perry et al. 2015; Kuffner &amp; Toth 2016; Tkachenko et al. 2016; Yasir Haya &amp; Fujii 2017; Cerutti et al. 2019)&quot;, &quot;plainTextFormattedCitation&quot;: &quot;(Perry et al. 2015; Kuffner &amp; Toth 2016; Tkachenko et al. 2016; Yasir Haya &amp; Fujii 2017; Cerutti et al. 2019)&quot;, &quot;previouslyFormattedCitation&quot;: &quot;(Perry et al. 2015; Kuffner &amp; Toth 2016; Tkachenko et al. 2016; Yasir Haya &amp; Fujii 2017; Cerutti et al. 2019)&quot;}, &quot;properties&quot;: {&quot;noteIndex&quot;: 0}, &quot;schema&quot;: &quot;https://github.com/citation-style-language/schema/raw/master/csl-citation.json&quot;} RNDKhHwK6ifBI"/><text:span text:style-name="T11">⁠. The identification of coral species under threat is a central goal </text:span><text:span text:style-name="T12">with regards to the conservation of the diversity of coral reef habitats. The <text:s/></text:span><text:span text:style-name="T13">International Union for Conservation of Nature (IUCN) Red List of Threatened Species, hereafter ‘Red List’, is widely regarded as being the global standard for assessing extinction risk </text:span><text:reference-mark-start text:name="ADDIN CSL_CITATION {&quot;citationItems&quot;: [{&quot;id&quot;: &quot;ITEM-1&quot;, &quot;itemData&quot;: {&quot;DOI&quot;: &quot;10.1111/j.1523-1739.2008.01044.x&quot;, &quot;ISSN&quot;: &quot;08888892&quot;, &quot;abstract&quot;: &quot;The International Union for Conservation of Nature (IUCN) Red List of Threatened Species was increasingly used during the 1980s to assess the conservation status of species for policy and planning purposes. This use stimulated the development of a new set of quantitative criteria for listing species in the categories of threat: critically endangered, endangered, and vulnerable. These criteria, which were intended to be applicable to all species except microorganisms, were part of a broader system for classifying threatened species and were fully implemented by IUCN in 2000. The system and the criteria have been widely used by conservation practitioners and scientists and now underpin one indicator being used to assess the Convention on Biological Diversity 2010 biodiversity target. We describe the process and the technical background to the IUCN Red List system. The criteria refer to fundamental biological processes underlying population decline and extinction. But given major differences between species, the threatening processes affecting them, and the paucity of knowledge relating to most species, the IUCN system had to be both broad and flexible to be applicable to the majority of described species. The system was designed to measure the symptoms of extinction risk, and uses 5 independent criteria relating to aspects of population loss and decline of range size. A species is assigned to a threat category if it meets the quantitative threshold for at least one criterion. The criteria and the accompanying rules and guidelines used by IUCN are intended to increase the consistency, transparency, and validity of its categorization system, but it necessitates some compromises that affect the applicability of the system and the species lists that result. In particular, choices were made over the assessment of uncertainty, poorly known species, depleted species, population decline, restricted ranges, and rarity; all of these affect the way red lists should be viewed and used. Processes related to priority setting and the development of national red lists need to take account of some assumptions in the formulation of the criteria. \u00a9 2008 Society for Conservation Biology.&quot;, &quot;author&quot;: [{&quot;dropping-particle&quot;: &quot;&quot;, &quot;family&quot;: &quot;Mace&quot;, &quot;given&quot;: &quot;Georgina M.&quot;, &quot;non-dropping-particle&quot;: &quot;&quot;, &quot;parse-names&quot;: false, &quot;suffix&quot;: &quot;&quot;}, {&quot;dropping-particle&quot;: &quot;&quot;, &quot;family&quot;: &quot;Collar&quot;, &quot;given&quot;: &quot;Nigel J.&quot;, &quot;non-dropping-particle&quot;: &quot;&quot;, &quot;parse-names&quot;: false, &quot;suffix&quot;: &quot;&quot;}, {&quot;dropping-particle&quot;: &quot;&quot;, &quot;family&quot;: &quot;Gaston&quot;, &quot;given&quot;: &quot;Kevin J.&quot;, &quot;non-dropping-particle&quot;: &quot;&quot;, &quot;parse-names&quot;: false, &quot;suffix&quot;: &quot;&quot;}, {&quot;dropping-particle&quot;: &quot;&quot;, &quot;family&quot;: &quot;Hilton-Taylor&quot;, &quot;given&quot;: &quot;Craig&quot;, &quot;non-dropping-particle&quot;: &quot;&quot;, &quot;parse-names&quot;: false, &quot;suffix&quot;: &quot;&quot;}, {&quot;dropping-particle&quot;: &quot;&quot;, &quot;family&quot;: &quot;Ak\u00e7akaya&quot;, &quot;given&quot;: &quot;H. Resit&quot;, &quot;non-dropping-particle&quot;: &quot;&quot;, &quot;parse-names&quot;: false, &quot;suffix&quot;: &quot;&quot;}, {&quot;dropping-particle&quot;: &quot;&quot;, &quot;family&quot;: &quot;Leader-Williams&quot;, &quot;given&quot;: &quot;Nigel&quot;, &quot;non-dropping-particle&quot;: &quot;&quot;, &quot;parse-names&quot;: false, &quot;suffix&quot;: &quot;&quot;}, {&quot;dropping-particle&quot;: &quot;&quot;, &quot;family&quot;: &quot;Milner-Gulland&quot;, &quot;given&quot;: &quot;E.J.&quot;, &quot;non-dropping-particle&quot;: &quot;&quot;, &quot;parse-names&quot;: false, &quot;suffix&quot;: &quot;&quot;}, {&quot;dropping-particle&quot;: &quot;&quot;, &quot;family&quot;: &quot;Stuart&quot;, &quot;given&quot;: &quot;Simon N.&quot;, &quot;non-dropping-particle&quot;: &quot;&quot;, &quot;parse-names&quot;: false, &quot;suffix&quot;: &quot;&quot;}], &quot;container-title&quot;: &quot;Conservation Biology&quot;, &quot;id&quot;: &quot;ITEM-1&quot;, &quot;issue&quot;: &quot;6&quot;, &quot;issued&quot;: {&quot;date-parts&quot;: [[&quot;2008&quot;, &quot;12&quot;]]}, &quot;page&quot;: &quot;1424-1442&quot;, &quot;title&quot;: &quot;Quantification of Extinction Risk: IUCN's System for Classifying Threatened Species&quot;, &quot;type&quot;: &quot;article-journal&quot;, &quot;volume&quot;: &quot;22&quot;}, &quot;uris&quot;: [&quot;http://www.mendeley.com/documents/?uuid=1d9b7c92-ef05-41a8-9c7f-7a37bd417d6e&quot;]}, {&quot;id&quot;: &quot;ITEM-2&quot;, &quot;itemData&quot;: {&quot;DOI&quot;: &quot;10.3354/esr00087&quot;, &quot;ISSN&quot;: &quot;1863-5407&quot;, &quot;abstract&quot;: &quot;Systematic conservation planning aims to identify comprehensive protected area networks that together will minimize biodiversity loss. Importantly, conservation planners seek to determine where to allocate limited resources first, particularly given the uneven spread of, and threats to, biodiversity. The International Union for the Conservation of Nature (IUCN) Red List of Threatened Species incorporates data not only on threats to species, but also on species distributions and ecological requirements. These temporal and spatial attributes, when combined with other datasets, have proven useful for determining the most urgent priority areas for conserving biodiversity, from the global level down to the scale of individual sites. Although many challenges remain, the increasing reliability and comprehensiveness of the IUCN Red List suggests that its role as a source of biodiversity data in systematic conservation planning is certain to expand dramatically. \u00a9 Inter-Research 2008.&quot;, &quot;author&quot;: [{&quot;dropping-particle&quot;: &quot;&quot;, &quot;family&quot;: &quot;Hoffmann&quot;, &quot;given&quot;: &quot;Mike&quot;, &quot;non-dropping-particle&quot;: &quot;&quot;, &quot;parse-names&quot;: false, &quot;suffix&quot;: &quot;&quot;}, {&quot;dropping-particle&quot;: &quot;&quot;, &quot;family&quot;: &quot;Brooks&quot;, &quot;given&quot;: &quot;TM&quot;, &quot;non-dropping-particle&quot;: &quot;&quot;, &quot;parse-names&quot;: false, &quot;suffix&quot;: &quot;&quot;}, {&quot;dropping-particle&quot;: &quot;&quot;, &quot;family&quot;: &quot;Fonseca&quot;, &quot;given&quot;: &quot;GAB&quot;, &quot;non-dropping-particle&quot;: &quot;da&quot;, &quot;parse-names&quot;: false, &quot;suffix&quot;: &quot;&quot;}, {&quot;dropping-particle&quot;: &quot;&quot;, &quot;family&quot;: &quot;Gascon&quot;, &quot;given&quot;: &quot;C.&quot;, &quot;non-dropping-particle&quot;: &quot;&quot;, &quot;parse-names&quot;: false, &quot;suffix&quot;: &quot;&quot;}, {&quot;dropping-particle&quot;: &quot;&quot;, &quot;family&quot;: &quot;Hawkins&quot;, &quot;given&quot;: &quot;AFA&quot;, &quot;non-dropping-particle&quot;: &quot;&quot;, &quot;parse-names&quot;: false, &quot;suffix&quot;: &quot;&quot;}, {&quot;dropping-particle&quot;: &quot;&quot;, &quot;family&quot;: &quot;James&quot;, &quot;given&quot;: &quot;RE&quot;, &quot;non-dropping-particle&quot;: &quot;&quot;, &quot;parse-names&quot;: false, &quot;suffix&quot;: &quot;&quot;}, {&quot;dropping-particle&quot;: &quot;&quot;, &quot;family&quot;: &quot;Langhammer&quot;, &quot;given&quot;: &quot;P.&quot;, &quot;non-dropping-particle&quot;: &quot;&quot;, &quot;parse-names&quot;: false, &quot;suffix&quot;: &quot;&quot;}, {&quot;dropping-particle&quot;: &quot;&quot;, &quot;family&quot;: &quot;Mittermeier&quot;, &quot;given&quot;: &quot;RA&quot;, &quot;non-dropping-particle&quot;: &quot;&quot;, &quot;parse-names&quot;: false, &quot;suffix&quot;: &quot;&quot;}, {&quot;dropping-particle&quot;: &quot;&quot;, &quot;family&quot;: &quot;Pilgrim&quot;, &quot;given&quot;: &quot;JD&quot;, &quot;non-dropping-particle&quot;: &quot;&quot;, &quot;parse-names&quot;: false, &quot;suffix&quot;: &quot;&quot;}, {&quot;dropping-particle&quot;: &quot;&quot;, &quot;family&quot;: &quot;Rodrigues&quot;, &quot;given&quot;: &quot;ASL&quot;, &quot;non-dropping-particle&quot;: &quot;&quot;, &quot;parse-names&quot;: false, &quot;suffix&quot;: &quot;&quot;}, {&quot;dropping-particle&quot;: &quot;&quot;, &quot;family&quot;: &quot;Silva&quot;, &quot;given&quot;: &quot;JMC&quot;, &quot;non-dropping-particle&quot;: &quot;&quot;, &quot;parse-names&quot;: false, &quot;suffix&quot;: &quot;&quot;}], &quot;container-title&quot;: &quot;Endangered Species Research&quot;, &quot;id&quot;: &quot;ITEM-2&quot;, &quot;issued&quot;: {&quot;date-parts&quot;: [[&quot;2008&quot;]]}, &quot;page&quot;: &quot;113-125&quot;, &quot;title&quot;: &quot;Conservation planning and the IUCN Red List&quot;, &quot;type&quot;: &quot;article-journal&quot;, &quot;volume&quot;: &quot;6&quot;}, &quot;uris&quot;: [&quot;http://www.mendeley.com/documents/?uuid=276d2c98-f35a-41e2-91ff-cce9ae4d0107&quot;]}], &quot;mendeley&quot;: {&quot;formattedCitation&quot;: &quot;(Hoffmann et al. 2008; Mace et al. 2008)&quot;, &quot;plainTextFormattedCitation&quot;: &quot;(Hoffmann et al. 2008; Mace et al. 2008)&quot;, &quot;previouslyFormattedCitation&quot;: &quot;(Hoffmann et al. 2008; Mace et al. 2008)&quot;}, &quot;properties&quot;: {&quot;noteIndex&quot;: 0}, &quot;schema&quot;: &quot;https://github.com/citation-style-language/schema/raw/master/csl-citation.json&quot;} RNDWtrIexouh3"/><text:span text:style-name="T24">(Hoffmann et al. 2008; Mace et al. 2008)</text:span><text:reference-mark-end text:name="ADDIN CSL_CITATION {&quot;citationItems&quot;: [{&quot;id&quot;: &quot;ITEM-1&quot;, &quot;itemData&quot;: {&quot;DOI&quot;: &quot;10.1111/j.1523-1739.2008.01044.x&quot;, &quot;ISSN&quot;: &quot;08888892&quot;, &quot;abstract&quot;: &quot;The International Union for Conservation of Nature (IUCN) Red List of Threatened Species was increasingly used during the 1980s to assess the conservation status of species for policy and planning purposes. This use stimulated the development of a new set of quantitative criteria for listing species in the categories of threat: critically endangered, endangered, and vulnerable. These criteria, which were intended to be applicable to all species except microorganisms, were part of a broader system for classifying threatened species and were fully implemented by IUCN in 2000. The system and the criteria have been widely used by conservation practitioners and scientists and now underpin one indicator being used to assess the Convention on Biological Diversity 2010 biodiversity target. We describe the process and the technical background to the IUCN Red List system. The criteria refer to fundamental biological processes underlying population decline and extinction. But given major differences between species, the threatening processes affecting them, and the paucity of knowledge relating to most species, the IUCN system had to be both broad and flexible to be applicable to the majority of described species. The system was designed to measure the symptoms of extinction risk, and uses 5 independent criteria relating to aspects of population loss and decline of range size. A species is assigned to a threat category if it meets the quantitative threshold for at least one criterion. The criteria and the accompanying rules and guidelines used by IUCN are intended to increase the consistency, transparency, and validity of its categorization system, but it necessitates some compromises that affect the applicability of the system and the species lists that result. In particular, choices were made over the assessment of uncertainty, poorly known species, depleted species, population decline, restricted ranges, and rarity; all of these affect the way red lists should be viewed and used. Processes related to priority setting and the development of national red lists need to take account of some assumptions in the formulation of the criteria. \u00a9 2008 Society for Conservation Biology.&quot;, &quot;author&quot;: [{&quot;dropping-particle&quot;: &quot;&quot;, &quot;family&quot;: &quot;Mace&quot;, &quot;given&quot;: &quot;Georgina M.&quot;, &quot;non-dropping-particle&quot;: &quot;&quot;, &quot;parse-names&quot;: false, &quot;suffix&quot;: &quot;&quot;}, {&quot;dropping-particle&quot;: &quot;&quot;, &quot;family&quot;: &quot;Collar&quot;, &quot;given&quot;: &quot;Nigel J.&quot;, &quot;non-dropping-particle&quot;: &quot;&quot;, &quot;parse-names&quot;: false, &quot;suffix&quot;: &quot;&quot;}, {&quot;dropping-particle&quot;: &quot;&quot;, &quot;family&quot;: &quot;Gaston&quot;, &quot;given&quot;: &quot;Kevin J.&quot;, &quot;non-dropping-particle&quot;: &quot;&quot;, &quot;parse-names&quot;: false, &quot;suffix&quot;: &quot;&quot;}, {&quot;dropping-particle&quot;: &quot;&quot;, &quot;family&quot;: &quot;Hilton-Taylor&quot;, &quot;given&quot;: &quot;Craig&quot;, &quot;non-dropping-particle&quot;: &quot;&quot;, &quot;parse-names&quot;: false, &quot;suffix&quot;: &quot;&quot;}, {&quot;dropping-particle&quot;: &quot;&quot;, &quot;family&quot;: &quot;Ak\u00e7akaya&quot;, &quot;given&quot;: &quot;H. Resit&quot;, &quot;non-dropping-particle&quot;: &quot;&quot;, &quot;parse-names&quot;: false, &quot;suffix&quot;: &quot;&quot;}, {&quot;dropping-particle&quot;: &quot;&quot;, &quot;family&quot;: &quot;Leader-Williams&quot;, &quot;given&quot;: &quot;Nigel&quot;, &quot;non-dropping-particle&quot;: &quot;&quot;, &quot;parse-names&quot;: false, &quot;suffix&quot;: &quot;&quot;}, {&quot;dropping-particle&quot;: &quot;&quot;, &quot;family&quot;: &quot;Milner-Gulland&quot;, &quot;given&quot;: &quot;E.J.&quot;, &quot;non-dropping-particle&quot;: &quot;&quot;, &quot;parse-names&quot;: false, &quot;suffix&quot;: &quot;&quot;}, {&quot;dropping-particle&quot;: &quot;&quot;, &quot;family&quot;: &quot;Stuart&quot;, &quot;given&quot;: &quot;Simon N.&quot;, &quot;non-dropping-particle&quot;: &quot;&quot;, &quot;parse-names&quot;: false, &quot;suffix&quot;: &quot;&quot;}], &quot;container-title&quot;: &quot;Conservation Biology&quot;, &quot;id&quot;: &quot;ITEM-1&quot;, &quot;issue&quot;: &quot;6&quot;, &quot;issued&quot;: {&quot;date-parts&quot;: [[&quot;2008&quot;, &quot;12&quot;]]}, &quot;page&quot;: &quot;1424-1442&quot;, &quot;title&quot;: &quot;Quantification of Extinction Risk: IUCN's System for Classifying Threatened Species&quot;, &quot;type&quot;: &quot;article-journal&quot;, &quot;volume&quot;: &quot;22&quot;}, &quot;uris&quot;: [&quot;http://www.mendeley.com/documents/?uuid=1d9b7c92-ef05-41a8-9c7f-7a37bd417d6e&quot;]}, {&quot;id&quot;: &quot;ITEM-2&quot;, &quot;itemData&quot;: {&quot;DOI&quot;: &quot;10.3354/esr00087&quot;, &quot;ISSN&quot;: &quot;1863-5407&quot;, &quot;abstract&quot;: &quot;Systematic conservation planning aims to identify comprehensive protected area networks that together will minimize biodiversity loss. Importantly, conservation planners seek to determine where to allocate limited resources first, particularly given the uneven spread of, and threats to, biodiversity. The International Union for the Conservation of Nature (IUCN) Red List of Threatened Species incorporates data not only on threats to species, but also on species distributions and ecological requirements. These temporal and spatial attributes, when combined with other datasets, have proven useful for determining the most urgent priority areas for conserving biodiversity, from the global level down to the scale of individual sites. Although many challenges remain, the increasing reliability and comprehensiveness of the IUCN Red List suggests that its role as a source of biodiversity data in systematic conservation planning is certain to expand dramatically. \u00a9 Inter-Research 2008.&quot;, &quot;author&quot;: [{&quot;dropping-particle&quot;: &quot;&quot;, &quot;family&quot;: &quot;Hoffmann&quot;, &quot;given&quot;: &quot;Mike&quot;, &quot;non-dropping-particle&quot;: &quot;&quot;, &quot;parse-names&quot;: false, &quot;suffix&quot;: &quot;&quot;}, {&quot;dropping-particle&quot;: &quot;&quot;, &quot;family&quot;: &quot;Brooks&quot;, &quot;given&quot;: &quot;TM&quot;, &quot;non-dropping-particle&quot;: &quot;&quot;, &quot;parse-names&quot;: false, &quot;suffix&quot;: &quot;&quot;}, {&quot;dropping-particle&quot;: &quot;&quot;, &quot;family&quot;: &quot;Fonseca&quot;, &quot;given&quot;: &quot;GAB&quot;, &quot;non-dropping-particle&quot;: &quot;da&quot;, &quot;parse-names&quot;: false, &quot;suffix&quot;: &quot;&quot;}, {&quot;dropping-particle&quot;: &quot;&quot;, &quot;family&quot;: &quot;Gascon&quot;, &quot;given&quot;: &quot;C.&quot;, &quot;non-dropping-particle&quot;: &quot;&quot;, &quot;parse-names&quot;: false, &quot;suffix&quot;: &quot;&quot;}, {&quot;dropping-particle&quot;: &quot;&quot;, &quot;family&quot;: &quot;Hawkins&quot;, &quot;given&quot;: &quot;AFA&quot;, &quot;non-dropping-particle&quot;: &quot;&quot;, &quot;parse-names&quot;: false, &quot;suffix&quot;: &quot;&quot;}, {&quot;dropping-particle&quot;: &quot;&quot;, &quot;family&quot;: &quot;James&quot;, &quot;given&quot;: &quot;RE&quot;, &quot;non-dropping-particle&quot;: &quot;&quot;, &quot;parse-names&quot;: false, &quot;suffix&quot;: &quot;&quot;}, {&quot;dropping-particle&quot;: &quot;&quot;, &quot;family&quot;: &quot;Langhammer&quot;, &quot;given&quot;: &quot;P.&quot;, &quot;non-dropping-particle&quot;: &quot;&quot;, &quot;parse-names&quot;: false, &quot;suffix&quot;: &quot;&quot;}, {&quot;dropping-particle&quot;: &quot;&quot;, &quot;family&quot;: &quot;Mittermeier&quot;, &quot;given&quot;: &quot;RA&quot;, &quot;non-dropping-particle&quot;: &quot;&quot;, &quot;parse-names&quot;: false, &quot;suffix&quot;: &quot;&quot;}, {&quot;dropping-particle&quot;: &quot;&quot;, &quot;family&quot;: &quot;Pilgrim&quot;, &quot;given&quot;: &quot;JD&quot;, &quot;non-dropping-particle&quot;: &quot;&quot;, &quot;parse-names&quot;: false, &quot;suffix&quot;: &quot;&quot;}, {&quot;dropping-particle&quot;: &quot;&quot;, &quot;family&quot;: &quot;Rodrigues&quot;, &quot;given&quot;: &quot;ASL&quot;, &quot;non-dropping-particle&quot;: &quot;&quot;, &quot;parse-names&quot;: false, &quot;suffix&quot;: &quot;&quot;}, {&quot;dropping-particle&quot;: &quot;&quot;, &quot;family&quot;: &quot;Silva&quot;, &quot;given&quot;: &quot;JMC&quot;, &quot;non-dropping-particle&quot;: &quot;&quot;, &quot;parse-names&quot;: false, &quot;suffix&quot;: &quot;&quot;}], &quot;container-title&quot;: &quot;Endangered Species Research&quot;, &quot;id&quot;: &quot;ITEM-2&quot;, &quot;issued&quot;: {&quot;date-parts&quot;: [[&quot;2008&quot;]]}, &quot;page&quot;: &quot;113-125&quot;, &quot;title&quot;: &quot;Conservation planning and the IUCN Red List&quot;, &quot;type&quot;: &quot;article-journal&quot;, &quot;volume&quot;: &quot;6&quot;}, &quot;uris&quot;: [&quot;http://www.mendeley.com/documents/?uuid=276d2c98-f35a-41e2-91ff-cce9ae4d0107&quot;]}], &quot;mendeley&quot;: {&quot;formattedCitation&quot;: &quot;(Hoffmann et al. 2008; Mace et al. 2008)&quot;, &quot;plainTextFormattedCitation&quot;: &quot;(Hoffmann et al. 2008; Mace et al. 2008)&quot;, &quot;previouslyFormattedCitation&quot;: &quot;(Hoffmann et al. 2008; Mace et al. 2008)&quot;}, &quot;properties&quot;: {&quot;noteIndex&quot;: 0}, &quot;schema&quot;: &quot;https://github.com/citation-style-language/schema/raw/master/csl-citation.json&quot;} RNDWtrIexouh3"/><text:span text:style-name="T13">⁠.</text:span><text:span text:style-name="T27"> Criteria used to determine the extinction risk of reef-building coral species </text:span><text:span text:style-name="T13">are</text:span><text:span text:style-name="T26"> primarily based on population trends and geographic range information </text:span><text:reference-mark-start text:name="ADDIN CSL_CITATION {&quot;citationItems&quot;: [{&quot;id&quot;: &quot;ITEM-1&quot;, &quot;itemData&quot;: {&quot;DOI&quot;: &quot;10.1126/science.1159196&quot;, &quot;ISSN&quot;: &quot;0036-8075&quot;, &quot;PMID&quot;: &quot;18653892&quot;, &quot;abstract&quot;: &quot;The conservation status of 845 zooxanthellate reef-building coral species was assessed by using International Union for Conservation of Nature Red List Criteria. Of the 704 species that could be assigned conservation status, 32.8% are in categories with elevated risk of extinction. Declines in abundance are associated with bleaching and diseases driven by elevated sea surface temperatures, with extinction risk further exacerbated by local-scale anthropogenic disturbances. The proportion of corals threatened with extinction has increased dramatically in recent decades and exceeds that of most terrestrial groups. The Caribbean has the largest proportion of corals in high extinction risk categories, whereas the Coral Triangle (western Pacific) has the highest proportion of species in all categories of elevated extinction risk. Our results emphasize the widespread plight of coral reefs and the urgent need to enact conservation measures.&quot;, &quot;author&quot;: [{&quot;dropping-particle&quot;: &quot;&quot;, &quot;family&quot;: &quot;Carpenter&quot;, &quot;given&quot;: &quot;Kent E.&quot;, &quot;non-dropping-particle&quot;: &quot;&quot;, &quot;parse-names&quot;: false, &quot;suffix&quot;: &quot;&quot;}, {&quot;dropping-particle&quot;: &quot;&quot;, &quot;family&quot;: &quot;Abrar&quot;, &quot;given&quot;: &quot;Muhammad&quot;, &quot;non-dropping-particle&quot;: &quot;&quot;, &quot;parse-names&quot;: false, &quot;suffix&quot;: &quot;&quot;}, {&quot;dropping-particle&quot;: &quot;&quot;, &quot;family&quot;: &quot;Aeby&quot;, &quot;given&quot;: &quot;Greta&quot;, &quot;non-dropping-particle&quot;: &quot;&quot;, &quot;parse-names&quot;: false, &quot;suffix&quot;: &quot;&quot;}, {&quot;dropping-particle&quot;: &quot;&quot;, &quot;family&quot;: &quot;Aronson&quot;, &quot;given&quot;: &quot;Richard B.&quot;, &quot;non-dropping-particle&quot;: &quot;&quot;, &quot;parse-names&quot;: false, &quot;suffix&quot;: &quot;&quot;}, {&quot;dropping-particle&quot;: &quot;&quot;, &quot;family&quot;: &quot;Banks&quot;, &quot;given&quot;: &quot;Stuart&quot;, &quot;non-dropping-particle&quot;: &quot;&quot;, &quot;parse-names&quot;: false, &quot;suffix&quot;: &quot;&quot;}, {&quot;dropping-particle&quot;: &quot;&quot;, &quot;family&quot;: &quot;Bruckner&quot;, &quot;given&quot;: &quot;Andrew&quot;, &quot;non-dropping-particle&quot;: &quot;&quot;, &quot;parse-names&quot;: false, &quot;suffix&quot;: &quot;&quot;}, {&quot;dropping-particle&quot;: &quot;&quot;, &quot;family&quot;: &quot;Chiriboga&quot;, &quot;given&quot;: &quot;Angel&quot;, &quot;non-dropping-particle&quot;: &quot;&quot;, &quot;parse-names&quot;: false, &quot;suffix&quot;: &quot;&quot;}, {&quot;dropping-particle&quot;: &quot;&quot;, &quot;family&quot;: &quot;Cortes&quot;, &quot;given&quot;: &quot;J.&quot;, &quot;non-dropping-particle&quot;: &quot;&quot;, &quot;parse-names&quot;: false, &quot;suffix&quot;: &quot;&quot;}, {&quot;dropping-particle&quot;: &quot;&quot;, &quot;family&quot;: &quot;Delbeek&quot;, &quot;given&quot;: &quot;J. Charles&quot;, &quot;non-dropping-particle&quot;: &quot;&quot;, &quot;parse-names&quot;: false, &quot;suffix&quot;: &quot;&quot;}, {&quot;dropping-particle&quot;: &quot;&quot;, &quot;family&quot;: &quot;DeVantier&quot;, &quot;given&quot;: &quot;Lyndon&quot;, &quot;non-dropping-particle&quot;: &quot;&quot;, &quot;parse-names&quot;: false, &quot;suffix&quot;: &quot;&quot;}, {&quot;dropping-particle&quot;: &quot;&quot;, &quot;family&quot;: &quot;Edgar&quot;, &quot;given&quot;: &quot;Graham J.&quot;, &quot;non-dropping-particle&quot;: &quot;&quot;, &quot;parse-names&quot;: false, &quot;suffix&quot;: &quot;&quot;}, {&quot;dropping-particle&quot;: &quot;&quot;, &quot;family&quot;: &quot;Edwards&quot;, &quot;given&quot;: &quot;Alasdair J.&quot;, &quot;non-dropping-particle&quot;: &quot;&quot;, &quot;parse-names&quot;: false, &quot;suffix&quot;: &quot;&quot;}, {&quot;dropping-particle&quot;: &quot;&quot;, &quot;family&quot;: &quot;Fenner&quot;, &quot;given&quot;: &quot;Douglas&quot;, &quot;non-dropping-particle&quot;: &quot;&quot;, &quot;parse-names&quot;: false, &quot;suffix&quot;: &quot;&quot;}, {&quot;dropping-particle&quot;: &quot;&quot;, &quot;family&quot;: &quot;Guzman&quot;, &quot;given&quot;: &quot;H. M.&quot;, &quot;non-dropping-particle&quot;: &quot;&quot;, &quot;parse-names&quot;: false, &quot;suffix&quot;: &quot;&quot;}, {&quot;dropping-particle&quot;: &quot;&quot;, &quot;family&quot;: &quot;Hoeksema&quot;, &quot;given&quot;: &quot;Bert W.&quot;, &quot;non-dropping-particle&quot;: &quot;&quot;, &quot;parse-names&quot;: false, &quot;suffix&quot;: &quot;&quot;}, {&quot;dropping-particle&quot;: &quot;&quot;, &quot;family&quot;: &quot;Hodgson&quot;, &quot;given&quot;: &quot;Gregor&quot;, &quot;non-dropping-particle&quot;: &quot;&quot;, &quot;parse-names&quot;: false, &quot;suffix&quot;: &quot;&quot;}, {&quot;dropping-particle&quot;: &quot;&quot;, &quot;family&quot;: &quot;Johan&quot;, &quot;given&quot;: &quot;Ofri&quot;, &quot;non-dropping-particle&quot;: &quot;&quot;, &quot;parse-names&quot;: false, &quot;suffix&quot;: &quot;&quot;}, {&quot;dropping-particle&quot;: &quot;&quot;, &quot;family&quot;: &quot;Licuanan&quot;, &quot;given&quot;: &quot;Wilfredo Y.&quot;, &quot;non-dropping-particle&quot;: &quot;&quot;, &quot;parse-names&quot;: false, &quot;suffix&quot;: &quot;&quot;}, {&quot;dropping-particle&quot;: &quot;&quot;, &quot;family&quot;: &quot;Livingstone&quot;, &quot;given&quot;: &quot;Suzanne R.&quot;, &quot;non-dropping-particle&quot;: &quot;&quot;, &quot;parse-names&quot;: false, &quot;suffix&quot;: &quot;&quot;}, {&quot;dropping-particle&quot;: &quot;&quot;, &quot;family&quot;: &quot;Lovell&quot;, &quot;given&quot;: &quot;Edward R.&quot;, &quot;non-dropping-particle&quot;: &quot;&quot;, &quot;parse-names&quot;: false, &quot;suffix&quot;: &quot;&quot;}, {&quot;dropping-particle&quot;: &quot;&quot;, &quot;family&quot;: &quot;Moore&quot;, &quot;given&quot;: &quot;Jennifer A.&quot;, &quot;non-dropping-particle&quot;: &quot;&quot;, &quot;parse-names&quot;: false, &quot;suffix&quot;: &quot;&quot;}, {&quot;dropping-particle&quot;: &quot;&quot;, &quot;family&quot;: &quot;Obura&quot;, &quot;given&quot;: &quot;David O.&quot;, &quot;non-dropping-particle&quot;: &quot;&quot;, &quot;parse-names&quot;: false, &quot;suffix&quot;: &quot;&quot;}, {&quot;dropping-particle&quot;: &quot;&quot;, &quot;family&quot;: &quot;Ochavillo&quot;, &quot;given&quot;: &quot;Domingo&quot;, &quot;non-dropping-particle&quot;: &quot;&quot;, &quot;parse-names&quot;: false, &quot;suffix&quot;: &quot;&quot;}, {&quot;dropping-particle&quot;: &quot;&quot;, &quot;family&quot;: &quot;Polidoro&quot;, &quot;given&quot;: &quot;Beth A.&quot;, &quot;non-dropping-particle&quot;: &quot;&quot;, &quot;parse-names&quot;: false, &quot;suffix&quot;: &quot;&quot;}, {&quot;dropping-particle&quot;: &quot;&quot;, &quot;family&quot;: &quot;Precht&quot;, &quot;given&quot;: &quot;William F.&quot;, &quot;non-dropping-particle&quot;: &quot;&quot;, &quot;parse-names&quot;: false, &quot;suffix&quot;: &quot;&quot;}, {&quot;dropping-particle&quot;: &quot;&quot;, &quot;family&quot;: &quot;Quibilan&quot;, &quot;given&quot;: &quot;Miledel C.&quot;, &quot;non-dropping-particle&quot;: &quot;&quot;, &quot;parse-names&quot;: false, &quot;suffix&quot;: &quot;&quot;}, {&quot;dropping-particle&quot;: &quot;&quot;, &quot;family&quot;: &quot;Reboton&quot;, &quot;given&quot;: &quot;Clarissa&quot;, &quot;non-dropping-particle&quot;: &quot;&quot;, &quot;parse-names&quot;: false, &quot;suffix&quot;: &quot;&quot;}, {&quot;dropping-particle&quot;: &quot;&quot;, &quot;family&quot;: &quot;Richards&quot;, &quot;given&quot;: &quot;Zoe T.&quot;, &quot;non-dropping-particle&quot;: &quot;&quot;, &quot;parse-names&quot;: false, &quot;suffix&quot;: &quot;&quot;}, {&quot;dropping-particle&quot;: &quot;&quot;, &quot;family&quot;: &quot;Rogers&quot;, &quot;given&quot;: &quot;Alex D.&quot;, &quot;non-dropping-particle&quot;: &quot;&quot;, &quot;parse-names&quot;: false, &quot;suffix&quot;: &quot;&quot;}, {&quot;dropping-particle&quot;: &quot;&quot;, &quot;family&quot;: &quot;Sanciangco&quot;, &quot;given&quot;: &quot;Jonnell&quot;, &quot;non-dropping-particle&quot;: &quot;&quot;, &quot;parse-names&quot;: false, &quot;suffix&quot;: &quot;&quot;}, {&quot;dropping-particle&quot;: &quot;&quot;, &quot;family&quot;: &quot;Sheppard&quot;, &quot;given&quot;: &quot;A.&quot;, &quot;non-dropping-particle&quot;: &quot;&quot;, &quot;parse-names&quot;: false, &quot;suffix&quot;: &quot;&quot;}, {&quot;dropping-particle&quot;: &quot;&quot;, &quot;family&quot;: &quot;Sheppard&quot;, &quot;given&quot;: &quot;Charles&quot;, &quot;non-dropping-particle&quot;: &quot;&quot;, &quot;parse-names&quot;: false, &quot;suffix&quot;: &quot;&quot;}, {&quot;dropping-particle&quot;: &quot;&quot;, &quot;family&quot;: &quot;Smith&quot;, &quot;given&quot;: &quot;Jennifer&quot;, &quot;non-dropping-particle&quot;: &quot;&quot;, &quot;parse-names&quot;: false, &quot;suffix&quot;: &quot;&quot;}, {&quot;dropping-particle&quot;: &quot;&quot;, &quot;family&quot;: &quot;Stuart&quot;, &quot;given&quot;: &quot;Simon&quot;, &quot;non-dropping-particle&quot;: &quot;&quot;, &quot;parse-names&quot;: false, &quot;suffix&quot;: &quot;&quot;}, {&quot;dropping-particle&quot;: &quot;&quot;, &quot;family&quot;: &quot;Turak&quot;, &quot;given&quot;: &quot;Emre&quot;, &quot;non-dropping-particle&quot;: &quot;&quot;, &quot;parse-names&quot;: false, &quot;suffix&quot;: &quot;&quot;}, {&quot;dropping-particle&quot;: &quot;&quot;, &quot;family&quot;: &quot;Veron&quot;, &quot;given&quot;: &quot;J. E. N.&quot;, &quot;non-dropping-particle&quot;: &quot;&quot;, &quot;parse-names&quot;: false, &quot;suffix&quot;: &quot;&quot;}, {&quot;dropping-particle&quot;: &quot;&quot;, &quot;family&quot;: &quot;Wallace&quot;, &quot;given&quot;: &quot;Carden&quot;, &quot;non-dropping-particle&quot;: &quot;&quot;, &quot;parse-names&quot;: false, &quot;suffix&quot;: &quot;&quot;}, {&quot;dropping-particle&quot;: &quot;&quot;, &quot;family&quot;: &quot;Weil&quot;, &quot;given&quot;: &quot;Ernesto&quot;, &quot;non-dropping-particle&quot;: &quot;&quot;, &quot;parse-names&quot;: false, &quot;suffix&quot;: &quot;&quot;}, {&quot;dropping-particle&quot;: &quot;&quot;, &quot;family&quot;: &quot;Wood&quot;, &quot;given&quot;: &quot;Elizabeth&quot;, &quot;non-dropping-particle&quot;: &quot;&quot;, &quot;parse-names&quot;: false, &quot;suffix&quot;: &quot;&quot;}], &quot;container-title&quot;: &quot;Science&quot;, &quot;id&quot;: &quot;ITEM-1&quot;, &quot;issue&quot;: &quot;5888&quot;, &quot;issued&quot;: {&quot;date-parts&quot;: [[&quot;2008&quot;, &quot;7&quot;, &quot;25&quot;]]}, &quot;page&quot;: &quot;560-563&quot;, &quot;title&quot;: &quot;One-Third of Reef-Building Corals Face Elevated Extinction Risk from Climate Change and Local Impacts&quot;, &quot;type&quot;: &quot;article-journal&quot;, &quot;volume&quot;: &quot;321&quot;}, &quot;uris&quot;: [&quot;http://www.mendeley.com/documents/?uuid=b926c1c2-f63e-47d2-9175-bfac79390221&quot;]}], &quot;mendeley&quot;: {&quot;formattedCitation&quot;: &quot;(Carpenter et al. 2008)&quot;, &quot;plainTextFormattedCitation&quot;: &quot;(Carpenter et al. 2008)&quot;}, &quot;properties&quot;: {&quot;noteIndex&quot;: 0}, &quot;schema&quot;: &quot;https://github.com/citation-style-language/schema/raw/master/csl-citation.json&quot;} RNDhfTPiyYHEy"/><text:span text:style-name="T25">(Carpenter et al. 2008)</text:span><text:reference-mark-end text:name="ADDIN CSL_CITATION {&quot;citationItems&quot;: [{&quot;id&quot;: &quot;ITEM-1&quot;, &quot;itemData&quot;: {&quot;DOI&quot;: &quot;10.1126/science.1159196&quot;, &quot;ISSN&quot;: &quot;0036-8075&quot;, &quot;PMID&quot;: &quot;18653892&quot;, &quot;abstract&quot;: &quot;The conservation status of 845 zooxanthellate reef-building coral species was assessed by using International Union for Conservation of Nature Red List Criteria. Of the 704 species that could be assigned conservation status, 32.8% are in categories with elevated risk of extinction. Declines in abundance are associated with bleaching and diseases driven by elevated sea surface temperatures, with extinction risk further exacerbated by local-scale anthropogenic disturbances. The proportion of corals threatened with extinction has increased dramatically in recent decades and exceeds that of most terrestrial groups. The Caribbean has the largest proportion of corals in high extinction risk categories, whereas the Coral Triangle (western Pacific) has the highest proportion of species in all categories of elevated extinction risk. Our results emphasize the widespread plight of coral reefs and the urgent need to enact conservation measures.&quot;, &quot;author&quot;: [{&quot;dropping-particle&quot;: &quot;&quot;, &quot;family&quot;: &quot;Carpenter&quot;, &quot;given&quot;: &quot;Kent E.&quot;, &quot;non-dropping-particle&quot;: &quot;&quot;, &quot;parse-names&quot;: false, &quot;suffix&quot;: &quot;&quot;}, {&quot;dropping-particle&quot;: &quot;&quot;, &quot;family&quot;: &quot;Abrar&quot;, &quot;given&quot;: &quot;Muhammad&quot;, &quot;non-dropping-particle&quot;: &quot;&quot;, &quot;parse-names&quot;: false, &quot;suffix&quot;: &quot;&quot;}, {&quot;dropping-particle&quot;: &quot;&quot;, &quot;family&quot;: &quot;Aeby&quot;, &quot;given&quot;: &quot;Greta&quot;, &quot;non-dropping-particle&quot;: &quot;&quot;, &quot;parse-names&quot;: false, &quot;suffix&quot;: &quot;&quot;}, {&quot;dropping-particle&quot;: &quot;&quot;, &quot;family&quot;: &quot;Aronson&quot;, &quot;given&quot;: &quot;Richard B.&quot;, &quot;non-dropping-particle&quot;: &quot;&quot;, &quot;parse-names&quot;: false, &quot;suffix&quot;: &quot;&quot;}, {&quot;dropping-particle&quot;: &quot;&quot;, &quot;family&quot;: &quot;Banks&quot;, &quot;given&quot;: &quot;Stuart&quot;, &quot;non-dropping-particle&quot;: &quot;&quot;, &quot;parse-names&quot;: false, &quot;suffix&quot;: &quot;&quot;}, {&quot;dropping-particle&quot;: &quot;&quot;, &quot;family&quot;: &quot;Bruckner&quot;, &quot;given&quot;: &quot;Andrew&quot;, &quot;non-dropping-particle&quot;: &quot;&quot;, &quot;parse-names&quot;: false, &quot;suffix&quot;: &quot;&quot;}, {&quot;dropping-particle&quot;: &quot;&quot;, &quot;family&quot;: &quot;Chiriboga&quot;, &quot;given&quot;: &quot;Angel&quot;, &quot;non-dropping-particle&quot;: &quot;&quot;, &quot;parse-names&quot;: false, &quot;suffix&quot;: &quot;&quot;}, {&quot;dropping-particle&quot;: &quot;&quot;, &quot;family&quot;: &quot;Cortes&quot;, &quot;given&quot;: &quot;J.&quot;, &quot;non-dropping-particle&quot;: &quot;&quot;, &quot;parse-names&quot;: false, &quot;suffix&quot;: &quot;&quot;}, {&quot;dropping-particle&quot;: &quot;&quot;, &quot;family&quot;: &quot;Delbeek&quot;, &quot;given&quot;: &quot;J. Charles&quot;, &quot;non-dropping-particle&quot;: &quot;&quot;, &quot;parse-names&quot;: false, &quot;suffix&quot;: &quot;&quot;}, {&quot;dropping-particle&quot;: &quot;&quot;, &quot;family&quot;: &quot;DeVantier&quot;, &quot;given&quot;: &quot;Lyndon&quot;, &quot;non-dropping-particle&quot;: &quot;&quot;, &quot;parse-names&quot;: false, &quot;suffix&quot;: &quot;&quot;}, {&quot;dropping-particle&quot;: &quot;&quot;, &quot;family&quot;: &quot;Edgar&quot;, &quot;given&quot;: &quot;Graham J.&quot;, &quot;non-dropping-particle&quot;: &quot;&quot;, &quot;parse-names&quot;: false, &quot;suffix&quot;: &quot;&quot;}, {&quot;dropping-particle&quot;: &quot;&quot;, &quot;family&quot;: &quot;Edwards&quot;, &quot;given&quot;: &quot;Alasdair J.&quot;, &quot;non-dropping-particle&quot;: &quot;&quot;, &quot;parse-names&quot;: false, &quot;suffix&quot;: &quot;&quot;}, {&quot;dropping-particle&quot;: &quot;&quot;, &quot;family&quot;: &quot;Fenner&quot;, &quot;given&quot;: &quot;Douglas&quot;, &quot;non-dropping-particle&quot;: &quot;&quot;, &quot;parse-names&quot;: false, &quot;suffix&quot;: &quot;&quot;}, {&quot;dropping-particle&quot;: &quot;&quot;, &quot;family&quot;: &quot;Guzman&quot;, &quot;given&quot;: &quot;H. M.&quot;, &quot;non-dropping-particle&quot;: &quot;&quot;, &quot;parse-names&quot;: false, &quot;suffix&quot;: &quot;&quot;}, {&quot;dropping-particle&quot;: &quot;&quot;, &quot;family&quot;: &quot;Hoeksema&quot;, &quot;given&quot;: &quot;Bert W.&quot;, &quot;non-dropping-particle&quot;: &quot;&quot;, &quot;parse-names&quot;: false, &quot;suffix&quot;: &quot;&quot;}, {&quot;dropping-particle&quot;: &quot;&quot;, &quot;family&quot;: &quot;Hodgson&quot;, &quot;given&quot;: &quot;Gregor&quot;, &quot;non-dropping-particle&quot;: &quot;&quot;, &quot;parse-names&quot;: false, &quot;suffix&quot;: &quot;&quot;}, {&quot;dropping-particle&quot;: &quot;&quot;, &quot;family&quot;: &quot;Johan&quot;, &quot;given&quot;: &quot;Ofri&quot;, &quot;non-dropping-particle&quot;: &quot;&quot;, &quot;parse-names&quot;: false, &quot;suffix&quot;: &quot;&quot;}, {&quot;dropping-particle&quot;: &quot;&quot;, &quot;family&quot;: &quot;Licuanan&quot;, &quot;given&quot;: &quot;Wilfredo Y.&quot;, &quot;non-dropping-particle&quot;: &quot;&quot;, &quot;parse-names&quot;: false, &quot;suffix&quot;: &quot;&quot;}, {&quot;dropping-particle&quot;: &quot;&quot;, &quot;family&quot;: &quot;Livingstone&quot;, &quot;given&quot;: &quot;Suzanne R.&quot;, &quot;non-dropping-particle&quot;: &quot;&quot;, &quot;parse-names&quot;: false, &quot;suffix&quot;: &quot;&quot;}, {&quot;dropping-particle&quot;: &quot;&quot;, &quot;family&quot;: &quot;Lovell&quot;, &quot;given&quot;: &quot;Edward R.&quot;, &quot;non-dropping-particle&quot;: &quot;&quot;, &quot;parse-names&quot;: false, &quot;suffix&quot;: &quot;&quot;}, {&quot;dropping-particle&quot;: &quot;&quot;, &quot;family&quot;: &quot;Moore&quot;, &quot;given&quot;: &quot;Jennifer A.&quot;, &quot;non-dropping-particle&quot;: &quot;&quot;, &quot;parse-names&quot;: false, &quot;suffix&quot;: &quot;&quot;}, {&quot;dropping-particle&quot;: &quot;&quot;, &quot;family&quot;: &quot;Obura&quot;, &quot;given&quot;: &quot;David O.&quot;, &quot;non-dropping-particle&quot;: &quot;&quot;, &quot;parse-names&quot;: false, &quot;suffix&quot;: &quot;&quot;}, {&quot;dropping-particle&quot;: &quot;&quot;, &quot;family&quot;: &quot;Ochavillo&quot;, &quot;given&quot;: &quot;Domingo&quot;, &quot;non-dropping-particle&quot;: &quot;&quot;, &quot;parse-names&quot;: false, &quot;suffix&quot;: &quot;&quot;}, {&quot;dropping-particle&quot;: &quot;&quot;, &quot;family&quot;: &quot;Polidoro&quot;, &quot;given&quot;: &quot;Beth A.&quot;, &quot;non-dropping-particle&quot;: &quot;&quot;, &quot;parse-names&quot;: false, &quot;suffix&quot;: &quot;&quot;}, {&quot;dropping-particle&quot;: &quot;&quot;, &quot;family&quot;: &quot;Precht&quot;, &quot;given&quot;: &quot;William F.&quot;, &quot;non-dropping-particle&quot;: &quot;&quot;, &quot;parse-names&quot;: false, &quot;suffix&quot;: &quot;&quot;}, {&quot;dropping-particle&quot;: &quot;&quot;, &quot;family&quot;: &quot;Quibilan&quot;, &quot;given&quot;: &quot;Miledel C.&quot;, &quot;non-dropping-particle&quot;: &quot;&quot;, &quot;parse-names&quot;: false, &quot;suffix&quot;: &quot;&quot;}, {&quot;dropping-particle&quot;: &quot;&quot;, &quot;family&quot;: &quot;Reboton&quot;, &quot;given&quot;: &quot;Clarissa&quot;, &quot;non-dropping-particle&quot;: &quot;&quot;, &quot;parse-names&quot;: false, &quot;suffix&quot;: &quot;&quot;}, {&quot;dropping-particle&quot;: &quot;&quot;, &quot;family&quot;: &quot;Richards&quot;, &quot;given&quot;: &quot;Zoe T.&quot;, &quot;non-dropping-particle&quot;: &quot;&quot;, &quot;parse-names&quot;: false, &quot;suffix&quot;: &quot;&quot;}, {&quot;dropping-particle&quot;: &quot;&quot;, &quot;family&quot;: &quot;Rogers&quot;, &quot;given&quot;: &quot;Alex D.&quot;, &quot;non-dropping-particle&quot;: &quot;&quot;, &quot;parse-names&quot;: false, &quot;suffix&quot;: &quot;&quot;}, {&quot;dropping-particle&quot;: &quot;&quot;, &quot;family&quot;: &quot;Sanciangco&quot;, &quot;given&quot;: &quot;Jonnell&quot;, &quot;non-dropping-particle&quot;: &quot;&quot;, &quot;parse-names&quot;: false, &quot;suffix&quot;: &quot;&quot;}, {&quot;dropping-particle&quot;: &quot;&quot;, &quot;family&quot;: &quot;Sheppard&quot;, &quot;given&quot;: &quot;A.&quot;, &quot;non-dropping-particle&quot;: &quot;&quot;, &quot;parse-names&quot;: false, &quot;suffix&quot;: &quot;&quot;}, {&quot;dropping-particle&quot;: &quot;&quot;, &quot;family&quot;: &quot;Sheppard&quot;, &quot;given&quot;: &quot;Charles&quot;, &quot;non-dropping-particle&quot;: &quot;&quot;, &quot;parse-names&quot;: false, &quot;suffix&quot;: &quot;&quot;}, {&quot;dropping-particle&quot;: &quot;&quot;, &quot;family&quot;: &quot;Smith&quot;, &quot;given&quot;: &quot;Jennifer&quot;, &quot;non-dropping-particle&quot;: &quot;&quot;, &quot;parse-names&quot;: false, &quot;suffix&quot;: &quot;&quot;}, {&quot;dropping-particle&quot;: &quot;&quot;, &quot;family&quot;: &quot;Stuart&quot;, &quot;given&quot;: &quot;Simon&quot;, &quot;non-dropping-particle&quot;: &quot;&quot;, &quot;parse-names&quot;: false, &quot;suffix&quot;: &quot;&quot;}, {&quot;dropping-particle&quot;: &quot;&quot;, &quot;family&quot;: &quot;Turak&quot;, &quot;given&quot;: &quot;Emre&quot;, &quot;non-dropping-particle&quot;: &quot;&quot;, &quot;parse-names&quot;: false, &quot;suffix&quot;: &quot;&quot;}, {&quot;dropping-particle&quot;: &quot;&quot;, &quot;family&quot;: &quot;Veron&quot;, &quot;given&quot;: &quot;J. E. N.&quot;, &quot;non-dropping-particle&quot;: &quot;&quot;, &quot;parse-names&quot;: false, &quot;suffix&quot;: &quot;&quot;}, {&quot;dropping-particle&quot;: &quot;&quot;, &quot;family&quot;: &quot;Wallace&quot;, &quot;given&quot;: &quot;Carden&quot;, &quot;non-dropping-particle&quot;: &quot;&quot;, &quot;parse-names&quot;: false, &quot;suffix&quot;: &quot;&quot;}, {&quot;dropping-particle&quot;: &quot;&quot;, &quot;family&quot;: &quot;Weil&quot;, &quot;given&quot;: &quot;Ernesto&quot;, &quot;non-dropping-particle&quot;: &quot;&quot;, &quot;parse-names&quot;: false, &quot;suffix&quot;: &quot;&quot;}, {&quot;dropping-particle&quot;: &quot;&quot;, &quot;family&quot;: &quot;Wood&quot;, &quot;given&quot;: &quot;Elizabeth&quot;, &quot;non-dropping-particle&quot;: &quot;&quot;, &quot;parse-names&quot;: false, &quot;suffix&quot;: &quot;&quot;}], &quot;container-title&quot;: &quot;Science&quot;, &quot;id&quot;: &quot;ITEM-1&quot;, &quot;issue&quot;: &quot;5888&quot;, &quot;issued&quot;: {&quot;date-parts&quot;: [[&quot;2008&quot;, &quot;7&quot;, &quot;25&quot;]]}, &quot;page&quot;: &quot;560-563&quot;, &quot;title&quot;: &quot;One-Third of Reef-Building Corals Face Elevated Extinction Risk from Climate Change and Local Impacts&quot;, &quot;type&quot;: &quot;article-journal&quot;, &quot;volume&quot;: &quot;321&quot;}, &quot;uris&quot;: [&quot;http://www.mendeley.com/documents/?uuid=b926c1c2-f63e-47d2-9175-bfac79390221&quot;]}], &quot;mendeley&quot;: {&quot;formattedCitation&quot;: &quot;(Carpenter et al. 2008)&quot;, &quot;plainTextFormattedCitation&quot;: &quot;(Carpenter et al. 2008)&quot;}, &quot;properties&quot;: {&quot;noteIndex&quot;: 0}, &quot;schema&quot;: &quot;https://github.com/citation-style-language/schema/raw/master/csl-citation.json&quot;} RNDhfTPiyYHEy"/><text:span text:style-name="T26">⁠. </text:span><text:span text:style-name="T14">Species are thus classified in five Red List Categories with increasing probability of extinction, ranging from Least Concerned to Critically Endangered (</text:span><text:span text:style-name="T29">Table or Figure 1 showing number or percentage of corals in each category)</text:span><text:span text:style-name="T14">. <text:s/>While these criteria are well established, </text:span><text:span text:style-name="T15">a considerable number of species </text:span><text:span text:style-name="T30">(add proportion here)</text:span><text:span text:style-name="T15"> are listed as being Data Deficient (DD), as a result of a lack of information of geographic distribution, taxonomy, population status or threats </text:span><text:span text:style-name="T30">(IUCN, 2010)</text:span><text:span text:style-name="T15">. <text:s/>The lack of an extinction risk classification for such DD coral species is likely to result in them being overlook by policy-makers, thus limiting the progress and success of coral reefs conservation practice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Times New Roman" svg:font-family="'Times New Roman'" style:font-adornments="Regular"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Times New Roman3" fo:font-family="'Times New Roman'" style:font-style-name="Regular" style:font-family-generic="roman" style:font-pitch="variable"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22pt" fo:font-weight="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2" fo:font-family="'Times New Roman'" style:font-style-name="Bold" style:font-family-generic="roman" style:font-pitch="variable"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04T14:24:33.437473000</meta:creation-date>
    <dc:date>2019-12-04T17:20:12.942311351</dc:date>
    <meta:editing-duration>PT14M3S</meta:editing-duration>
    <meta:editing-cycles>2</meta:editing-cycles>
    <meta:generator>LibreOffice/6.3.3.2$Linux_X86_64 LibreOffice_project/30$Build-2</meta:generator>
    <meta:document-statistic meta:table-count="0" meta:image-count="0" meta:object-count="0" meta:page-count="3" meta:paragraph-count="10" meta:word-count="362" meta:character-count="2448" meta:non-whitespace-character-count="2088"/>
    <meta:user-defined meta:name="Mendeley Citation Style_1">http://www.zotero.org/styles/conservation-biology</meta:user-defined>
    <meta:user-defined meta:name="Mendeley Document_1">True</meta:user-defined>
    <meta:user-defined meta:name="Mendeley Unique User Id_1">aa63418b-94bb-3271-8606-a9411b1bfca5</meta:user-defined>
  </office:meta>
</office:document-meta>
</file>